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1.01.28 20:29   |   <text:a xlink:type="simple" xlink:href="http://palinfo.habago.org/Entry?Command=Information_PrintForum&amp;iPage=578#FORUM21691"><text:span text:style-name="T2">#</text:span></text:a></text:p>
      <text:p text:style-name="P2">因為十幾年沒穩定收入<text:span text:style-name="T3">,</text:span>比起其他醫師或教授<text:span text:style-name="T3">,</text:span>我們的經濟情況算是相當窘迫<text:span text:style-name="T3">,</text:span>不但至今沒有儲蓄<text:span text:style-name="T3">,</text:span>而且經常必須控制預算到以千元為單位才不會斷炊<text:span text:style-name="T3">,</text:span>所以有時拿錢給一些很窮很窮窮到快活不下去的人時<text:span text:style-name="T3">,</text:span>免不了也會有點心疼<text:span text:style-name="T3">. </text:span>甚至曾經遇到對方事況緊急人命關天時<text:span text:style-name="T3">,</text:span>我們都還得去借一大筆錢來捐款<text:span text:style-name="T3">,</text:span>然後自己再慢慢還錢<text:span text:style-name="T3">.<text:line-break/><text:line-break/></text:span>每次天人交戰捨不得捐款時<text:span text:style-name="T3">,</text:span>大部份時候都還是<text:span text:style-name="T3"><text:s/>"</text:span>天<text:span text:style-name="T3">" </text:span>贏了<text:span text:style-name="T3">,</text:span>因為我們不管經濟再怎麼差<text:span text:style-name="T3">,</text:span>頂多也只能說是貧窮的富人<text:span text:style-name="T3">,</text:span>根本稱不上窮<text:span text:style-name="T3">,</text:span>所以如果你聽到有人像底下這位媽媽所說的那樣<text:span text:style-name="T3">:</text:span>「好想趕快去賣場花三百塊，買些罐頭加菜」<text:span text:style-name="T3">,</text:span>那你或許就會知道<text:span text:style-name="T3">,</text:span>擁有財富或許不是罪惡<text:span text:style-name="T3">,</text:span>但擁有太多財富卻吝於分享或捐輸<text:span text:style-name="T3">,</text:span>肯定不是什麼光采的事<text:span text:style-name="T3">. <text:line-break/><text:line-break/></text:span>聖經上好像有句話說<text:span text:style-name="T3">: </text:span>凡祈求的必能得到<text:span text:style-name="T3">,</text:span>意思是說<text:span text:style-name="T3">,</text:span>只要你祈求<text:span text:style-name="T3">,</text:span>上帝總會以祂的方式眷顧你<text:span text:style-name="T3">;</text:span>高人一等的神對卑微人類尚且如此厚道憐愛<text:span text:style-name="T3">,</text:span>更何況是人與人之間<text:span text:style-name="T3">. </text:span>當你知道就在你周遭有人連三餐都無法溫飽或臨時遇到緊急狀況時<text:span text:style-name="T3">,</text:span>難道你真能完全袖手旁觀<text:span text:style-name="T3">?<text:line-break/><text:line-break/></text:span>十多年前在門諾看診時<text:span text:style-name="T3">,</text:span>有個從應召站救出的<text:span text:style-name="T3">13-14</text:span>歲雛妓<text:span text:style-name="T3">,</text:span>收容在善牧中心<text:span text:style-name="T3">,</text:span>有一天<text:span text:style-name="T3">,</text:span>工作人員載她出門<text:span text:style-name="T3">,</text:span>她看到某個國中放學<text:span text:style-name="T3">,</text:span>心裏很羨慕<text:span text:style-name="T3">,</text:span>跟工作人員說<text:span text:style-name="T3">,</text:span>多麼希望自己也能跟這些國中生一樣每天跟著一堆同學一起揹著書包上學<text:span text:style-name="T3">.<text:line-break/><text:line-break/></text:span>當我聽到這些對話<text:span text:style-name="T3">,</text:span>覺得很感慨<text:span text:style-name="T3">.</text:span>很多人錢多多<text:span text:style-name="T3">,</text:span>穿得美美的<text:span text:style-name="T3">,</text:span>老是擔心一些雞毛蒜皮事<text:span text:style-name="T3">,</text:span>上學也不知道在幹什麼<text:span text:style-name="T3">,</text:span>整天吃喝玩樂講手機打線上遊戲說八卦<text:span text:style-name="T3">,</text:span>但卻有些人<text:span text:style-name="T3">,</text:span>她的心願卻只是希望能夠跟大家一樣揹著書包上學<text:span text:style-name="T3">.<text:line-break/><text:line-break/></text:span>我經常去超市買菜<text:span text:style-name="T3">,</text:span>有時當做玩<text:span text:style-name="T3">,</text:span>買到都嫌煩<text:span text:style-name="T3">,</text:span>對於自己究竟是買了一千五或兩千八<text:span text:style-name="T3">,</text:span>根本不在意<text:span text:style-name="T3">,</text:span>有時東西買多了吃不完<text:span text:style-name="T3">,</text:span>過了期得丟掉<text:span text:style-name="T3">,</text:span>相當浪費<text:span text:style-name="T3">,</text:span>但卻有些人「好想趕快去賣場花三百塊，買些罐頭加菜」<text:span text:style-name="T3">.<text:line-break/><text:line-break/></text:span>總之<text:span text:style-name="T3">,</text:span>各位平常應該多多捐款<text:span text:style-name="T3">,</text:span>捐給你信得過的團體或機構<text:span text:style-name="T3">,</text:span>或是直接把錢交到需要它的人手上<text:span text:style-name="T3">.<text:line-break/><text:line-break/></text:span>有個財產好幾億的朋友<text:span text:style-name="T3">,</text:span>似乎一度誤以為我是智慧大師<text:span text:style-name="T3">,</text:span>對我非<text:span text:style-name="T3">~~</text:span>常推崇<text:span text:style-name="T3">,</text:span>老是問我一些人生問題<text:span text:style-name="T3">,"</text:span>陳真說<text:span text:style-name="T3">" </text:span>變得跟<text:span text:style-name="T3"><text:s/>"</text:span>子曰<text:span text:style-name="T3">" </text:span>差不多<text:span text:style-name="T3">. <text:line-break/><text:line-break/></text:span>她一直問我如何能快樂<text:span text:style-name="T3">,</text:span>我跟她說我根本分不清快樂和痛苦<text:span text:style-name="T3">,</text:span>一切快樂似乎都得以痛苦來買單<text:span text:style-name="T3">. </text:span>但可以確定的是<text:span text:style-name="T3">,</text:span>越是野蠻<text:span text:style-name="T3">,</text:span>越像動物<text:span text:style-name="T3">,</text:span>越是順性而為<text:span text:style-name="T3">,</text:span>就越快樂<text:span text:style-name="T3">. </text:span>而這位大富豪卻是衣服在數萬元以下就沒臉出門見人<text:span text:style-name="T3">. </text:span>我說<text:span text:style-name="T3">,</text:span>這樣子怎麼可能快樂<text:span text:style-name="T3">? <text:line-break/><text:line-break/></text:span>她聽我說我會蹲在路邊摸流浪狗跟狗玩一個下午<text:span text:style-name="T3">,</text:span>我說這事讓我很快樂<text:span text:style-name="T3">,</text:span>她說她不太能相信<text:span text:style-name="T3">,</text:span>覺得不可思議<text:span text:style-name="T3">,</text:span>甚至還當場打越洋電話到英國去跟學姐求證我是否真的會蹲在路邊摸小狗<text:span text:style-name="T3">.<text:line-break/><text:line-break/></text:span>但她終究還是不信智慧大師所言<text:span text:style-name="T3">,</text:span>後來我再教她一招更簡單的<text:span text:style-name="T3">,</text:span>而且保證有效的快樂之道<text:span text:style-name="T3">,</text:span>那就是捐出妳的全部財產<text:span text:style-name="T3">,</text:span>只留下足以過活的錢<text:span text:style-name="T3">,</text:span>我保證妳會很快樂<text:span text:style-name="T3">. </text:span>但她還是不信<text:span text:style-name="T3">.<text:line-break/><text:line-break/></text:span>後來<text:span text:style-name="T3">,</text:span>我們就不太連絡了<text:span text:style-name="T3">,</text:span>因為我發現她似乎越來越覺得我是個騙子<text:span text:style-name="T3">,</text:span>她原本以為我學成歸國之後會變成媒體紅人或文化紅人之類大撈鈔票動輒萬人景仰聆聽演講像龍應台或至少像<text:span text:style-name="T3">XXX</text:span>那樣的人<text:span text:style-name="T3">,</text:span>但我說我恰恰是那樣的人的反面<text:span text:style-name="T3">. </text:span>於是我就慢慢地不再被<text:span text:style-name="T3"><text:s/>"</text:span>陳真說<text:span text:style-name="T3">" </text:span>不再被當成智慧大師了<text:span text:style-name="T3">,</text:span>而是被當成一個落魄的遜咖之類我猜<text:span text:style-name="T3">.<text:line-break/><text:line-break/></text:span>但我的快樂之道<text:span text:style-name="T3">,</text:span>信不信由你<text:span text:style-name="T3">.</text:span>信者不一定能得永生<text:span text:style-name="T3">,</text:span>但得到一種寧靜愉悅倒是可以打包票<text:span text:style-name="T3">.<text:line-break/><text:line-break/></text:span>陳真<text:span text:style-name="T3"><text:line-break/><text:line-break/>=================<text:line-break/></text:span>受助人：過生活重要<text:span text:style-name="T3"><text:s/></text:span>面子算什麼<text:span text:style-name="T3"><text:line-break/><text:line-break/></text:span>更新日期<text:span text:style-name="T3">:2011/01/28 09:36 <text:line-break/><text:line-break/></text:span>記者徐養齡、高宛瑜、王慧瑛／新竹縣報導<text:span text:style-name="T3"> <text:line-break/><text:line-break/></text:span>大陸首善陳光標濟貧效應浮現；陳昨天到新竹縣發善款，有人遠從高雄市趕來，希望拿到萬元紅包；也有民眾捐出廿萬元給縣府，表示願幫助四十個家庭，每戶五千元。<text:span text:style-name="T3"><text:line-break/><text:line-break/></text:span>陳光標濟助對象包括三百一十五個邊緣戶及九個機構，另捐贈六十萬人民幣給縣政府，作為偏遠地區兒童營養早餐費。三百一十五名受助者，來了三百零五人，未到者將由社會處轉發。<text:span text:style-name="T3"><text:line-break/><text:line-break/></text:span>為免受助者尷尬，捐助儀式在縣府大禮堂舉行，由新竹縣女童軍理事長古素珍上台代表接受，隨後由古素珍與女童軍到台下，把萬元紅包一一交到受助者手中。<text:span text:style-name="T3"><text:line-break/><text:line-break/></text:span>「過生活比較重要，面子不算什麼。」四十五歲郭姓婦人，昨天帶著讀小三女兒騎機車領取萬元紅包，她開心摟著女兒，「好想趕快去賣場花三百塊，買些罐頭加菜」。<text:span text:style-name="T3"><text:line-break/><text:line-break/></text:span>六十七歲的羅奶奶牽著念幼稚園中班和小學一年級的孫子，身上還背一個剛出生的嬰兒，從竹東鎮趕來領紅包。羅奶奶說，家中八人靠長子和次媳當臨時工維持，很辛苦，要用善款買些好吃的給孫子女。<text:span text:style-name="T3"><text:line-break/><text:line-break/></text:span>陳光標的紅包袋上寫著「天寒地凍人心暖、中華民族一家親」，還寫著「冬天裡的一把火」，受助者陳姓婦人說，要留下紅包袋，日後告訴子女，「我們曾經接受來自大陸的幫助，未來會回饋」。「我覺得好丟臉喔！」另名五十幾歲張姓男子說，很感恩，但仍覺得尷尬。<text:span text:style-name="T3"><text:line-break/><text:line-break/></text:span>縣長邱鏡淳頒給陳光標感謝狀，並聘他為縣政顧問。</text:p>
      <text:p text:style-name="P1"><text:span text:style-name="T1">陳真</text:span><text:s/>  |  2011.01.28 18:36   |   <text:a xlink:type="simple" xlink:href="http://palinfo.habago.org/Entry?Command=Information_PrintForum&amp;iPage=578#FORUM21690"><text:span text:style-name="T2">#</text:span></text:a></text:p>
      <text:p text:style-name="P3"><text:span text:style-name="T3">(</text:span>再續<text:span text:style-name="T3">)<text:line-break/><text:line-break/></text:span>西方有句諺語說<text:span text:style-name="T3">:"</text:span>你不用急著謙虛<text:span text:style-name="T3">,</text:span>你還沒有那麼偉大<text:span text:style-name="T3">". </text:span>人們說謙虛是種美德<text:span text:style-name="T3">,</text:span>我倒覺得那是人性中最不好的成份之一<text:span text:style-name="T3">,</text:span>是一種驕傲與自我膨漲<text:span text:style-name="T3">. </text:span>人就這麼一點大<text:span text:style-name="T3">,</text:span>憑什麼謙啥虛呢<text:span text:style-name="T3">? </text:span>如果蚯蚓會講話<text:span text:style-name="T3">,</text:span>自以為很謙虛或以謙虛來自我要求<text:span text:style-name="T3">,</text:span>你聽了會不會覺得很好笑<text:span text:style-name="T3">,</text:span>不過就是隻蚯蚓嗎<text:span text:style-name="T3">? </text:span>就算你想吹牛也吹不大<text:span text:style-name="T3">,</text:span>還謙什麼虛<text:span text:style-name="T3">? <text:line-break/><text:line-break/></text:span>謙虛都是那些自我感覺過度良好的人的一種卑鄙可笑心態<text:span text:style-name="T3">. </text:span>所謂<text:span text:style-name="T3"><text:s/>"</text:span>為善不欲人知<text:span text:style-name="T3">" </text:span>也一樣<text:span text:style-name="T3">,</text:span>就算人家知道了又怎麼樣<text:span text:style-name="T3">? </text:span>更重要的是<text:span text:style-name="T3">,</text:span>人所能做到的這樣一點所謂<text:span text:style-name="T3"><text:s/>"</text:span>善<text:span text:style-name="T3">",</text:span>哪值得掛意別人知不知道<text:span text:style-name="T3">? </text:span>只有當你自己懷著某種所謂<text:span text:style-name="T3"><text:s/>"</text:span>為善<text:span text:style-name="T3">" </text:span>的虛榮與驕傲時<text:span text:style-name="T3">,</text:span>你才會想要故意隱匿不欲人知<text:span text:style-name="T3">.</text:span>這樣的心態不是很卑鄙嗎<text:span text:style-name="T3">?<text:line-break/><text:line-break/></text:span>各位若願意對我為善<text:span text:style-name="T3">,</text:span>不時寄點錢給我<text:span text:style-name="T3">,</text:span>我倒是很樂意各位把這些善行給拿出來做宣傳<text:span text:style-name="T3">. </text:span>我同時也不知道這有什麼尊嚴問題<text:span text:style-name="T3">? </text:span>救濟就救濟<text:span text:style-name="T3">,</text:span>搞得偷偷摸摸的反而感覺好像我若拿你的捐助是一種很見不得人的事似的<text:span text:style-name="T3">.</text:span>但其實不過就是一點錢不是嗎<text:span text:style-name="T3">? </text:span>做為一個受助者<text:span text:style-name="T3">,</text:span>我可以把裏頭的情意掛在心上<text:span text:style-name="T3">,</text:span>但你不應把救助本身當一回事<text:span text:style-name="T3">.<text:line-break/><text:line-break/></text:span>為善若應該<text:span text:style-name="T3"><text:s/>"</text:span>不欲人知<text:span text:style-name="T3">",</text:span>那我們巴勒網豈不是應該採秘密集會才對<text:span text:style-name="T3">? </text:span>站樁應該挑月黑風高沒有半個人的深夜來站<text:span text:style-name="T3">.<text:line-break/><text:line-break/></text:span>台南有個尊王公檀<text:span text:style-name="T3">,</text:span>我猜應該是個古蹟<text:span text:style-name="T3">,</text:span>小時候不管是玩彈珠或打牌捉迷藏等等等<text:span text:style-name="T3">,</text:span>常在此廟廟口進行<text:span text:style-name="T3">.</text:span>有個鄰居<text:span text:style-name="T3">,</text:span>是個老人<text:span text:style-name="T3">,</text:span>當乩童<text:span text:style-name="T3">,</text:span>女兒是我們家的電影院售票員<text:span text:style-name="T3">,</text:span>他平常除了當乩童之外<text:span text:style-name="T3">,</text:span>主要是靠踩三輪車維生<text:span text:style-name="T3">,</text:span>有時會用三輪車接送我放學<text:span text:style-name="T3">.<text:line-break/><text:line-break/></text:span>有一次<text:span text:style-name="T3">,</text:span>我大約是小學一二年級時<text:span text:style-name="T3">,</text:span>他問我想不想跟他一起去地獄一遊<text:span text:style-name="T3">,</text:span>見見牛頭馬面<text:span text:style-name="T3">. </text:span>我說當然好啊<text:span text:style-name="T3">.</text:span>於是他就牽著我的手開始作法<text:span text:style-name="T3">,</text:span>嘴裏唸唸有詞<text:span text:style-name="T3">,</text:span>往地上一直灑符水<text:span text:style-name="T3">,</text:span>然後大喝一聲<text:span text:style-name="T3">,</text:span>就說已經進到了地獄<text:span text:style-name="T3">. <text:line-break/><text:line-break/></text:span>在地獄中<text:span text:style-name="T3">,</text:span>他跟我介紹了一些牛頭馬面及閻羅王處罰人的刑具<text:span text:style-name="T3">. </text:span>遊地獄遊了很久<text:span text:style-name="T3">,</text:span>然後就說我們要回陽間了<text:span text:style-name="T3">,</text:span>於是我就又回到陽間<text:span text:style-name="T3">. </text:span>其實我根本沒看到什麼牛頭馬面<text:span text:style-name="T3">,</text:span>只是老人家既然言之鑿鑿且以此餬口<text:span text:style-name="T3">,</text:span>我何必拆台<text:span text:style-name="T3">? </text:span>再說<text:span text:style-name="T3">,</text:span>或許是我慧根尚淺<text:span text:style-name="T3">,</text:span>看不見無形之物<text:span text:style-name="T3">,</text:span>怪不得別人<text:span text:style-name="T3">.<text:line-break/><text:line-break/></text:span>這尊王公壇與我淵源頗深<text:span text:style-name="T3">,</text:span>我的童年至少有一半都給了它<text:span text:style-name="T3">. </text:span>這廟有時在每年的一定時節<text:span text:style-name="T3">,</text:span>會有隆重儀式不知道在幹嘛<text:span text:style-name="T3">,</text:span>只知道儀式後會拿起大把銅板往空中四處扔<text:span text:style-name="T3">,</text:span>小朋友大人都會來搶<text:span text:style-name="T3">. </text:span>我雖據說淡薄名利<text:span text:style-name="T3">,</text:span>但也跟著搶<text:span text:style-name="T3">. </text:span>記得有幾次<text:span text:style-name="T3">,</text:span>撒錢的法師有意無意把錢撒到沒加蓋的水溝裏<text:span text:style-name="T3">. </text:span>我照樣伸手去爛泥中撈錢<text:span text:style-name="T3">,</text:span>撈到者<text:span text:style-name="T3">,</text:span>旁人佩服羨慕<text:span text:style-name="T3">,</text:span>哪來什麼尊嚴問題<text:span text:style-name="T3">.<text:line-break/><text:line-break/></text:span>當然<text:span text:style-name="T3">,</text:span>這不能與救濟相提並論<text:span text:style-name="T3">,</text:span>受助者經常受辱<text:span text:style-name="T3">,</text:span>因此通常也比較敏感<text:span text:style-name="T3">,</text:span>顧及其感受是應該的<text:span text:style-name="T3">,</text:span>但一個人是否被尊重並不是看你怎麼給錢的方式<text:span text:style-name="T3">,</text:span>而是看你給錢的態度<text:span text:style-name="T3">.</text:span></text:p>
      <text:p text:style-name="P1"><text:span text:style-name="T1">陳真</text:span><text:s/>  |  2011.01.28 17:09   |   <text:a xlink:type="simple" xlink:href="http://palinfo.habago.org/Entry?Command=Information_PrintForum&amp;iPage=578#FORUM21689"><text:span text:style-name="T2">#</text:span></text:a></text:p>
      <text:p text:style-name="P2">柏拉圖說<text:span text:style-name="T3">:"</text:span>你希望朋友怎麼待你<text:span text:style-name="T3">,</text:span>你就該怎麼對待朋友<text:span text:style-name="T3">." </text:span>我希望朋友幫我時心裏不要有任何<text:span text:style-name="T3"><text:s/>"</text:span>幫<text:span text:style-name="T3">" </text:span>的念頭<text:span text:style-name="T3">,</text:span>不要有任何什麼行善的感覺<text:span text:style-name="T3">,</text:span>記得也好<text:span text:style-name="T3">,</text:span>忘了也罷<text:span text:style-name="T3">,</text:span>根本不是什麼大不了的事<text:span text:style-name="T3">.</text:span>因此我對人也是一樣的心態<text:span text:style-name="T3">,</text:span>沒有什麼幫不幫的問題<text:span text:style-name="T3">,</text:span>純粹是我心甘情願<text:span text:style-name="T3">.<text:line-break/><text:line-break/></text:span>也因此<text:span text:style-name="T3">,</text:span>你也根本不需要<text:span text:style-name="T3"><text:s/>"</text:span>不欲人知<text:span text:style-name="T3">". </text:span>會有這種不欲人知的心態基本上就是一種道德傲慢<text:span text:style-name="T3">,</text:span>很惡心<text:span text:style-name="T3">. </text:span>如果你心裏真的看淡這些事<text:span text:style-name="T3">,</text:span>那麼人們知道又何妨<text:span text:style-name="T3">? </text:span>不知又何妨<text:span text:style-name="T3">? </text:span>根本無所謂知或不知<text:span text:style-name="T3">.<text:line-break/><text:line-break/></text:span>就好像很多人很惡心喜歡說什麼淡薄名利<text:span text:style-name="T3">,</text:span>可是<text:span text:style-name="T3">,</text:span>名利本來就不是什麼好東西<text:span text:style-name="T3">,</text:span>哪需要淡薄<text:span text:style-name="T3">?</text:span>利倒還好<text:span text:style-name="T3">,</text:span>名卻是很恐怖的東西<text:span text:style-name="T3">,</text:span>嚇都嚇死了<text:span text:style-name="T3">,</text:span>哪還需要刻意淡薄<text:span text:style-name="T3">? </text:span>會說什麼淡薄名利的人<text:span text:style-name="T3">,</text:span>心裏肯定是很在乎名利才會需要去抗拒它或淡薄它<text:span text:style-name="T3">. </text:span>否則哪需要淡薄<text:span text:style-name="T3">?</text:span>就好像我不會說我很淡薄裸奔一樣<text:span text:style-name="T3">.</text:span>能免則免<text:span text:style-name="T3">,</text:span>哪需淡薄<text:span text:style-name="T3">?<text:line-break/><text:line-break/></text:span>如果我的世界根本就不喜歡什麼名利<text:span text:style-name="T3">,</text:span>我根本不需要淡薄<text:span text:style-name="T3">,</text:span>就好像小白兔或許需要淡薄葫蘿蔔<text:span text:style-name="T3">,</text:span>但他不需要淡薄排骨飯<text:span text:style-name="T3">,</text:span>那本來就不是他的菜<text:span text:style-name="T3">.</text:span>唯有當你以某種東西為糧食時<text:span text:style-name="T3">,</text:span>你才會需要去抵抗它或淡薄它<text:span text:style-name="T3">. </text:span>像我就一點也不淡薄各種利益<text:span text:style-name="T3">,</text:span>越多越好<text:span text:style-name="T3">. </text:span>我因此常在心中吶喊<text:span text:style-name="T3">:</text:span>神啊<text:span text:style-name="T3">!</text:span>給我鉅鈔吧<text:span text:style-name="T3">!</text:span>我願意沒有尊嚴地拿下鉅鈔<text:span text:style-name="T3">!</text:span>至於名氣<text:span text:style-name="T3">,</text:span>倒是敬謝不敏<text:span text:style-name="T3">.</text:span></text:p>
      <text:p text:style-name="P1"><text:span text:style-name="T1">陳真</text:span><text:s/>  |  2011.01.28 16:31   |   <text:a xlink:type="simple" xlink:href="http://palinfo.habago.org/Entry?Command=Information_PrintForum&amp;iPage=578#FORUM21687"><text:span text:style-name="T2">#</text:span></text:a></text:p>
      <text:p text:style-name="P3">陳光標據說是大陸首善<text:span text:style-name="T3">,</text:span>不是首富喔<text:span text:style-name="T3">,</text:span>是首善<text:span text:style-name="T3">,</text:span>行善之首<text:span text:style-name="T3">. </text:span>最近來台以五億現金<text:span text:style-name="T3">,</text:span>準備當面捐給窮人<text:span text:style-name="T3">. </text:span>捐之前還把錢堆成一座牆<text:span text:style-name="T3">,</text:span>很多人<text:span text:style-name="T3">(</text:span>其中自然不少是愛台義和團團員<text:span text:style-name="T3">)</text:span>不以為然<text:span text:style-name="T3">,</text:span>大唱什麼尊嚴的高調或什麼行善不欲人知的屁話<text:span text:style-name="T3">.<text:line-break/><text:line-break/></text:span>一個行為若是善<text:span text:style-name="T3">,</text:span>又不是見不得人<text:span text:style-name="T3">,</text:span>有什麼好怕人家知道<text:span text:style-name="T3">? </text:span>我一般都是行惡不欲人知<text:span text:style-name="T3">,</text:span>若是行善<text:span text:style-name="T3">,</text:span>知不知都無所謂<text:span text:style-name="T3">. </text:span>當然不必像每一個所謂慈善機構例如不慈也不濟的慈濟那樣大做廣告或要受助者拿著錢對著鏡頭拍照宣傳<text:span text:style-name="T3">,</text:span>或是大富豪貴夫人等慈濟會員<text:span text:style-name="T3">,</text:span>只不過是捐個九牛一毛就老是自稱或宣稱慈濟人是什麼<text:span text:style-name="T3"><text:s/>"</text:span>人間菩薩<text:span text:style-name="T3">".<text:line-break/><text:line-break/></text:span>怎麼一個人傻乎乎地近乎自我丑化或醜化地攜帶鉅鈔沿路給錢就是惡心齷齪<text:span text:style-name="T3">,</text:span>而細膩地自我標榜搞行銷玩論述大大自我道德抬舉而且給錢給得不乾不脆就反而偉大神聖起來<text:span text:style-name="T3">. </text:span>媽的我還真難理解這樣一種道德思維<text:span text:style-name="T3">.<text:line-break/><text:line-break/></text:span>我不是說陳光標是偉大的大善人<text:span text:style-name="T3">,</text:span>而是說他的行為看不出什麼問題<text:span text:style-name="T3">,</text:span>反倒是多多益善好事一樁<text:span text:style-name="T3">,</text:span>若在路上遇到<text:span text:style-name="T3">,</text:span>我也想跟他要點錢<text:span text:style-name="T3">,</text:span>如果他不介意的話<text:span text:style-name="T3">. </text:span>給我錢絕對是一毛也不會浪費的<text:span text:style-name="T3">. </text:span>長年以來總有人會看我可憐而給我錢<text:span text:style-name="T3">,</text:span>但你們給我的錢<text:span text:style-name="T3">,</text:span>我還不是照樣幾乎全數給了那些真正窮到絕路的人<text:span text:style-name="T3">,</text:span>我只是經手而已<text:span text:style-name="T3">.<text:line-break/><text:line-break/></text:span>錢不過就是這麼一回事<text:span text:style-name="T3">,</text:span>需要的人就拿去用<text:span text:style-name="T3">. </text:span>周遭普遍都比我有錢<text:span text:style-name="T3">,</text:span>所以自然是你們助我<text:span text:style-name="T3">,</text:span>哪天我比你們富了或我比周遭什麼人有錢了<text:span text:style-name="T3">,</text:span>我就給他<text:span text:style-name="T3">.<text:line-break/><text:line-break/></text:span>至於所謂尊嚴<text:span text:style-name="T3">,</text:span>我看不出這樣沿路給紅包有什麼尊嚴問題<text:span text:style-name="T3">.</text:span>前幾天我們這附近有商家在發白米<text:span text:style-name="T3">,</text:span>結果排隊排了兩公里<text:span text:style-name="T3">.</text:span>我家米很多<text:span text:style-name="T3">,</text:span>要不然我也會來排隊領米<text:span text:style-name="T3">,</text:span>這沒什麼尊嚴受損的問題<text:span text:style-name="T3">.</text:span>要說受損<text:span text:style-name="T3">,</text:span>我倒是常聽病患哭訴他們接洽社會局或各家所謂慈善機構的惡劣對待<text:span text:style-name="T3">,</text:span>沒把他們當成<text:span text:style-name="T3"><text:s/>"</text:span>人<text:span text:style-name="T3">" </text:span>而是當成騙子看<text:span text:style-name="T3">. </text:span>但社會幾時痛罵過這些高高在上的公私慈善機構<text:span text:style-name="T3">? </text:span>卻把陳光標這樣一個自毀形象的傻瓜用崇高的道德辭彙去怒罵他<text:span text:style-name="T3">,</text:span>這些怒罵者全是不知民間疾苦的偽善人士<text:span text:style-name="T3">,</text:span>要不就是愛台義和團團員<text:span text:style-name="T3">.</text:span></text:p>
      <text:p text:style-name="P1"><text:span text:style-name="T1">陳真</text:span><text:s/>  |  2011.01.27 17:01   |   <text:a xlink:type="simple" xlink:href="http://palinfo.habago.org/Entry?Command=Information_PrintForum&amp;iPage=578#FORUM21679"><text:span text:style-name="T2">#</text:span></text:a></text:p>
      <text:p text:style-name="P2">大概至少有十年了吧<text:span text:style-name="T3">,</text:span>我曾批評一位朋友所屬的某大學之所謂醫學人文中心<text:span text:style-name="T3">(?)</text:span>之學生集體抄襲事件<text:span text:style-name="T3">(</text:span>全班似乎沒有一個乾淨<text:span text:style-name="T3">),</text:span>可怕之處不在於抄襲<text:span text:style-name="T3">,</text:span>亦不在於集體抄襲<text:span text:style-name="T3">,</text:span>而在於老師竟然得<text:span text:style-name="T3"><text:s/>"</text:span>求<text:span text:style-name="T3">" </text:span>學生不要抄<text:span text:style-name="T3">,</text:span>但學生偏偏還是要抄<text:span text:style-name="T3">,</text:span>老師只好繼續求<text:span text:style-name="T3">,</text:span>語氣哀怨楚楚可憐<text:span text:style-name="T3">,</text:span>只差沒有跪求哭求<text:span text:style-name="T3">.<text:line-break/><text:line-break/></text:span>當時看到這事覺得很訝異<text:span text:style-name="T3">,</text:span>真是荒唐到極點<text:span text:style-name="T3">,</text:span>沒想到十年下來<text:span text:style-name="T3">,</text:span>這幾乎已是學生常態<text:span text:style-name="T3">. </text:span>只要不是一字不漏地抄就不算抄<text:span text:style-name="T3">. </text:span>學姐說<text:span text:style-name="T3">,</text:span>若要按照正常道德標準<text:span text:style-name="T3">,</text:span>恐怕全班都得當掉<text:span text:style-name="T3">.</text:span>我說我若是老師<text:span text:style-name="T3">,</text:span>全部當掉就全部當掉有什麼關係<text:span text:style-name="T3">? </text:span>不但當掉<text:span text:style-name="T3">,</text:span>我還要全部移送法辦繩之以法<text:span text:style-name="T3">,</text:span>該退學就退學<text:span text:style-name="T3">.<text:line-break/><text:line-break/></text:span>學姐說<text:span text:style-name="T3">,</text:span>若真的這樣做<text:span text:style-name="T3">,</text:span>台灣學生絕對馬上上網發動造謠抹黑攻擊與人身侮辱<text:span text:style-name="T3">,</text:span>討伐公敵<text:span text:style-name="T3">.<text:line-break/><text:line-break/></text:span>我知道這些都是事實<text:span text:style-name="T3">,</text:span>我也知道台灣學生不能惹<text:span text:style-name="T3">,</text:span>問題是<text:span text:style-name="T3">,</text:span>這樣一種學生<text:span text:style-name="T3">,</text:span>你到底能教他什麼<text:span text:style-name="T3">?</text:span>或者說<text:span text:style-name="T3">,</text:span>他究竟是來學校幹什麼<text:span text:style-name="T3">? </text:span>我常納悶<text:span text:style-name="T3">,</text:span>大學裏到底還有沒有人真的在唸書或曾經真的念過書<text:span text:style-name="T3">?</text:span>更不用說什麼十年寒窗那樣一種精神與熱情了<text:span text:style-name="T3">.<text:line-break/><text:line-break/></text:span>愛台義和團團員們大概又會說什麼天下烏鴉一般黑<text:span text:style-name="T3">,</text:span>但事實不然<text:span text:style-name="T3">,</text:span>我見過各國學生<text:span text:style-name="T3">,</text:span>要找到像台灣學生這樣沒出息的一堆小表哥小表妹<text:span text:style-name="T3">,</text:span>恐怕還真難<text:span text:style-name="T3">,</text:span>可謂舉世罕見<text:span text:style-name="T3">. </text:span>究竟他們是來學校幹嘛<text:span text:style-name="T3">?<text:line-break/><text:line-break/></text:span>底下是一篇文章<text:span text:style-name="T3">,</text:span>講到整天靠網路求知的網路鬼的世界<text:span text:style-name="T3">,</text:span>是不是很扭曲很封閉<text:span text:style-name="T3">? </text:span>人們使用網路<text:span text:style-name="T3">,</text:span>卻對網路之為物似乎無絲毫警戒<text:span text:style-name="T3">.<text:line-break/><text:line-break/></text:span>學生們不但抄<text:span text:style-name="T3">,</text:span>而且是抄網路<text:span text:style-name="T3">google</text:span>之後排在最前面的那一篇<text:span text:style-name="T3">. </text:span>以前抄襲還難一些<text:span text:style-name="T3">,</text:span>還得手工抄半天<text:span text:style-name="T3">,</text:span>現在只是剪貼或下載<text:span text:style-name="T3">.<text:line-break/><text:line-break/></text:span>維根斯坦要求來上課的學生都必須先私下見個面<text:span text:style-name="T3">,</text:span>確定對方不是來玩來睡午覺或來啃雞腿的<text:span text:style-name="T3">,</text:span>他才肯讓對方參與課程<text:span text:style-name="T3">. </text:span>這不是擺架子<text:span text:style-name="T3">,</text:span>而是一個對於哲學無絲毫熱情的人<text:span text:style-name="T3">,</text:span>他實在完全沒有必要來課堂上浪費彼此的時間<text:span text:style-name="T3">.<text:line-break/><text:line-break/></text:span>陳真<text:span text:style-name="T3"> <text:line-break/><text:line-break/>==============<text:line-break/><text:line-break/>http://www.guardian.co.uk/commentisfree/2010/oct/30/google-polluting-internet<text:line-break/><text:line-break/>Google is polluting the internet<text:line-break/><text:line-break/>The danger of allowing an advertising company to control the index of human knowledge is too obvious to ignore<text:line-break/><text:line-break/><text:line-break/>Micah White <text:line-break/><text:line-break/>guardian.co.uk, <text:line-break/><text:line-break/>Saturday 30 October 2010<text:line-break/><text:line-break/>Google advertising … 'We have public libraries. We need a public search engine.' Photograph: Dominic Lipinski/PA<text:line-break/><text:line-break/>An advertising agency has monopolised, disorganised, and commercia1ised the largest library in human history. Without a fundamental rethinking of the way knowledge is organised in the digital era, Google's information coup d'état will have profound existential consequences.<text:line-break/><text:line-break/><text:line-break/>Google was originally conceived to be a commercial-free search engine. Twelve years ago, in the first public documentation of their technology, the inventors of Google warned that advertising corrupts search engines. "[W]e expect that advertising-funded search engines," Larry Page and Sergey Brin wrote, "will be inherently biased towards the advertisers and away from the needs of the consumers." And they condemned as particularly "insidious" the sale of the top spot on search results; a practice Google now champions.<text:line-break/><text:line-break/><text:line-break/>Under the sway of CEO Eric Schmidt, Google currently makes nearly all its money from practices its founders once rightly abhorred. Following its $3.1bn acquisition of DoubleClick in 2007, Google has became the world's largest online advertising company. With ad space on 85% of all internet sites, upwards of 98% of Google's revenue comes solely from polluting online knowledge with commercial messages. In the gleeful words of Schmidt, "We are an advertising company." Google is not a search engine; it is the most powerful commercia1ising force on the internet.<text:line-break/><text:line-break/><text:line-break/>Every era believes their way of organising knowledge is ideal and dismisses prior systems as nonsensical. Academic libraries in the US use subject categorisation derived from Sir Francis Bacon's 17th-century division of all knowledge into imagination, memory and reason. Yet who today, aside from one or two exceptions, would try to organise the internet using a handful of categories? For a generation trained to use Google, this approach seems outmoded, illogical or impossible. But modern search engines, which operate by indexing instead of categorising, are also fundamentally flawed.<text:line-break/><text:line-break/><text:line-break/>Three hundred years ago, Jonathan Swift foresaw the cultural danger of relying on indexes to organise knowledge. He believed index learning led to superficial thinking. Swift was right and a growing of teachers and public intellectuals are coming to the realisation that search engines encourage skimming, light reading and trifling thoughts. Whereas subject classification creates harmony and encourages serendipity; indexes fracture knowledge into snippets making us stupid. Thanks to Google, the superficia1ity of index learning is infecting our culture, our society, and our civilisation.<text:line-break/><text:line-break/><text:line-break/>Google did not invent the index. That honour goes to the 500 monks led by Hugh of St Cher who compiled the first concordance of the bible in 1230. Nor was Google the first to dream of indexing all of human knowledge. Henry Wheately had the idea in 1902 for a "universal index". And Google was not the first to cynically dump advertisements into the search-engine index. What makes Google unique is the extent to which it has, oblivious to the consequences, made a business out of commercia1ising the organisation of knowledge.<text:line-break/><text:line-break/><text:line-break/>The vast library that is the internet is flooded with so many advertisements that many people claim not to notice them anymore. Ads line the top and right of the search results page, are displayed next to emails in Gmail, on our favourite blog, and beside reportage of anti-corporate struggles. As evidenced by the tragic reality that most people can't tell the difference between ads and content any more, this commercial barrage is having a cultural impact.<text:line-break/><text:line-break/><text:line-break/>The omnipresence of internet advertising constrains the horizon of our thought. Seneca's exhortations to live a frugal life are surrounded by commercia1s for eco-holidays. The parables of Jesus are mere fodder for selling bamboo flooring. The juxtaposition of advertisements with wisdom neutralises the latter. The prevalence of commercial messages traps us in the marketplace. No wonder it has become nearly impossible to imagine a world without consumerism. Advertising has become the distorting frame through which we view the world.<text:line-break/><text:line-break/><text:line-break/>There is no system for organising knowledge that does not carry with it social, political and cultural consequences. Nor is an entirely unbiased organising principle possible. The trouble is that too few people realise this today. We've grown complacent as researchers; lazy as thinkers. We place too much trust in one company, a corporate advertising agency, and a single way of organising knowledge, automated keyword indexing.<text:line-break/><text:line-break/><text:line-break/>The danger of allowing an advertising company to control the index of human knowledge is too obvious to ignore. The universal index is the shared heritage of humanity. It ought to be owned by us all. No corporation or nation has the right to privatise the index, commercia1ise the index, censor what they do not like or auction search ranking to the highest bidder. We have public libraries. We need a public search engine.<text:line-break/><text:line-break/><text:line-break/>In 1998, Larry Page and Sergey Brin made a promise: "We believe the issue of advertising causes enough mixed incentives that it is crucial to have a competitive search engine that is transparent and in the academic realm." Now it is up to us to realise the dream of a non-commercial paradigm for organising the internet. Only then will humanity find the wisdom it needs to deal with the many crises that threaten our shared future.</text:span></text:p>
      <text:p text:style-name="P1"><text:span text:style-name="T1">陳真</text:span><text:s/>  |  2011.01.24 18:45   |   <text:a xlink:type="simple" xlink:href="http://palinfo.habago.org/Entry?Command=Information_PrintForum&amp;iPage=578#FORUM21660"><text:span text:style-name="T2">#</text:span></text:a></text:p>
      <text:p text:style-name="P3">恆星最快今年大爆炸<text:span text:style-name="T3"><text:s/></text:span>將有「兩個太陽」<text:span text:style-name="T3"><text:line-break/><text:line-break/></text:span>更新日期<text:span text:style-name="T3">:2011/01/23 10:46 </text:span>編譯王麗娟／報導<text:span text:style-name="T3"> <text:line-break/><text:line-break/></text:span>人類今年有望目睹恆星爆炸成超新星，將黑夜化為白晝的宇宙異象。地球人不僅可在「前座」觀賞這場星光秀，這顆超新星的亮度將有如天空出現兩個太陽，時間短則一周，長則數周。<text:span text:style-name="T3"><text:line-break/><text:line-break/></text:span>英國每日郵報報導，目前天空最亮的紅巨星「參宿四」（<text:span text:style-name="T3">Betelgeuse</text:span>）已在垂死邊緣，根據<text:span text:style-name="T3">21</text:span>日的一分報告，參宿四最快今年內就會爆炸。這個位於獵戶座、距地球<text:span text:style-name="T3">640</text:span>光年的紅巨星，爆炸的光亮可將黑夜變成白天。參宿四的目前的亮度於夜空排第九。<text:span text:style-name="T3"><text:line-break/><text:line-break/></text:span>目前唯一難確定的是參宿四殞落的時間。澳洲南昆士蘭大學物理學家卡特說，最快可能<text:span text:style-name="T3">2012</text:span>年前爆炸，也可能很久以後。<text:span text:style-name="T3"><text:line-break/><text:line-break/></text:span>卡特說，參宿四的核心燃料將告罄。目前燃料仍撐著它的亮度，一旦燃料用盡，星體即會塌陷，且速度極快。最後星體爆炸，化為光亮，這個光亮可維持一、兩周到數周，數月後消退，杳無蹤跡。<text:span text:style-name="T3"><text:line-break/><text:line-break/></text:span>網路上已出現新的末日論，將參宿四殞落與瑪雅曆法只列到<text:span text:style-name="T3">2012</text:span>年相提並論，宣稱這顆星球爆炸將導致世界末日。專家斥為無稽之談，指出這顆星球距離地球很遠，就算爆炸也不會對人類造成傷害，爆炸時會有許多所謂的「微子」如雨般降下，但它會穿過人體和地球，不會遺留傷害。</text:p>
      <text:p text:style-name="P1"><text:span text:style-name="T1">李秉叡</text:span><text:s/>  |  2011.01.21 23:36   |   <text:a xlink:type="simple" xlink:href="http://palinfo.habago.org/Entry?Command=Information_PrintForum&amp;iPage=578#FORUM21647"><text:span text:style-name="T2">#</text:span></text:a></text:p>
      <text:p text:style-name="P2">可以解釋一下對司法信任度和死刑之間的關聯嗎？</text:p>
      <text:p text:style-name="P4"/>
      <text:p text:style-name="P1"><text:span text:style-name="T1">怡靜</text:span><text:s/>  |  2011.01.20 20:52   |   <text:a xlink:type="simple" xlink:href="http://palinfo.habago.org/Entry?Command=Information_PrintForum&amp;iPage=579#FORUM21646"><text:span text:style-name="T2">#</text:span></text:a></text:p>
      <text:p text:style-name="P2">我想台灣人大概不會很在意這種事，除非他本身是當事人，這就好像台灣人很討厭別人耍特權，可是自己有特權可以用，就大用特用，這點在公部門特別明顯。<text:span text:style-name="T3"><text:line-break/><text:line-break/></text:span>台灣人也很奇怪，明明對司法信任度粉低（之前看過的某些民意調查），喜歡說台灣司法像月亮，初一十五不一樣，可是問到贊不贊成死刑卻又個個蠢血沸騰，我不是要講贊不贊成死刑這回事，但是如果我不能信任司法制度，我覺得有死刑是一件很可怕的事。不過大概很多台灣人覺得他們這一輩子都不可能進法院，也不會犯罪吧，所以這跟他們都無關。</text:p>
      <text:p text:style-name="P1"><text:span text:style-name="T1">陳真</text:span><text:s/>  |  2011.01.20 01:30   |   <text:a xlink:type="simple" xlink:href="http://palinfo.habago.org/Entry?Command=Information_PrintForum&amp;iPage=579#FORUM21640"><text:span text:style-name="T2">#</text:span></text:a></text:p>
      <text:p text:style-name="P3">這些混蛋們往後更可以大方營業了<text:span text:style-name="T3">...</text:span>簡直可以搞成連鎖企業經營<text:span text:style-name="T3">.<text:line-break/><text:line-break/></text:span>住在台灣真是幹它媽很可悲的一件事<text:span text:style-name="T3">. </text:span>十幾年前<text:span text:style-name="T3">,</text:span>我有個病人<text:span text:style-name="T3">,</text:span>一個連自己的家在哪都搞不清的精神病患<text:span text:style-name="T3">,</text:span>半夜躲在西瓜園裏躲外星人的攻擊<text:span text:style-name="T3">,</text:span>被主人抓到後以為是西瓜賊而移送法辦<text:span text:style-name="T3">. <text:line-break/><text:line-break/></text:span>沒想到<text:span text:style-name="T3">,</text:span>警察要業績<text:span text:style-name="T3">,</text:span>法官檢察官也要業績<text:span text:style-name="T3">,</text:span>一個根本什麼罪都不成立的案子竟然可以變成強盜罪<text:span text:style-name="T3">! </text:span>毆打田裏的稻草人<text:span text:style-name="T3">,</text:span>嚇走兩隻麻雀<text:span text:style-name="T3">,</text:span>強奪了一顆還沒熟的小玉西瓜<text:span text:style-name="T3">?<text:line-break/><text:line-break/></text:span>真是<text:span text:style-name="T3"><text:s/>"</text:span>是可忍<text:span text:style-name="T3">,</text:span>孰不可忍<text:span text:style-name="T3">"? </text:span>於是我硬是以嫌犯之主治醫師的身份<text:span text:style-name="T3">,</text:span>主動跑去衙門當庭喊冤<text:span text:style-name="T3">. </text:span>經過許多折騰<text:span text:style-name="T3">,</text:span>最後終於讓他由十年重刑改判為一年<text:span text:style-name="T3">. <text:line-break/><text:line-break/></text:span>台灣法律對於弱勢者真是可惡到不行<text:span text:style-name="T3">,</text:span>相反地<text:span text:style-name="T3">,</text:span>對於權勢者卻媚態百出<text:span text:style-name="T3">,</text:span>努力脫罪<text:span text:style-name="T3">,</text:span>百般呵護<text:span text:style-name="T3">. </text:span>除了阿扁之外<text:span text:style-name="T3">,</text:span>各位在台灣幾時看過哪位權勢者真的去坐牢<text:span text:style-name="T3">? </text:span>當媒體風頭一過<text:span text:style-name="T3">,</text:span>幾乎全是無罪了事或緩刑或易科罰金<text:span text:style-name="T3">. </text:span>這樣的社會真的很可悲<text:span text:style-name="T3">. <text:line-break/><text:line-break/></text:span>陳真<text:span text:style-name="T3"><text:line-break/><text:line-break/>============<text:line-break/><text:line-break/></text:span>被控收賄關說<text:span text:style-name="T3"><text:s/></text:span>高志鵬改判無罪<text:span text:style-name="T3"><text:line-break/><text:line-break/></text:span>更新日期<text:span text:style-name="T3">:2011/01/19 19:04 </text:span>（中央社記者郝雪卿台中<text:span text:style-name="T3">19</text:span>日電）民主進步黨立委高志鵬及國會辦公室副主任姚昇志，被控收款關說國有市場土地租售案，<text:span text:style-name="T3">2</text:span>人一審均遭判刑。台中高分院今天以國有土地讓售非立委職權，改判<text:span text:style-name="T3">2</text:span>人無罪。全案可上訴。<text:span text:style-name="T3"><text:line-break/><text:line-break/></text:span>全案源起於國有財產局中區辦事處管理的台中市旱新段國有地，原為果菜運銷合作社，有建商獲悉可依「先租後售」方式取得經營權，於是透過管道找上姚昇志及高志鵬，請求幫忙。<text:span text:style-name="T3"><text:line-break/><text:line-break/></text:span>全案一審時，南投地方法院認為高志鵬與姚昇志觸犯貪污治罪條例的圖利罪，判高<text:span text:style-name="T3">5</text:span>年<text:span text:style-name="T3">6</text:span>月，姚<text:span text:style-name="T3">2</text:span>年<text:span text:style-name="T3">4</text:span>月。<text:span text:style-name="T3"><text:line-break/><text:line-break/></text:span>台灣高等法院台中分院行政庭長吳火川今天表示，二審合議庭認為高志鵬有說過「只要合法才要幫忙處理」，而且高志鵬是立委身分，立委職權為審理議案、推動立法及審查預算，國有土地是否讓售，不在立委職權內。<text:span text:style-name="T3"><text:line-break/><text:line-break/></text:span>吳火川表示，根據貪污治罪條例第<text:span text:style-name="T3">6</text:span>條第<text:span text:style-name="T3">1</text:span>項第<text:span text:style-name="T3">5</text:span>款規定，圖利罪構成要件必須是明知違背法律及命令，而立委的職權都不包括這些，因而不適用這個條款。綜合這些理由，高志鵬與姚昇志獲判無罪。<text:span text:style-name="T3">1000119<text:line-break/><text:line-break/></text:span></text:p>
      <text:p text:style-name="P1"><text:span text:style-name="T1">陳真</text:span><text:s/>  |  2011.01.18 01:51   |   <text:a xlink:type="simple" xlink:href="http://palinfo.habago.org/Entry?Command=Information_PrintForum&amp;iPage=579#FORUM21628"><text:span text:style-name="T2">#</text:span></text:a></text:p>
      <text:p text:style-name="P2">我看我還是收回成命好了<text:span text:style-name="T3">,</text:span>請教育部不用巡迴播放大逃殺了<text:span text:style-name="T3">. </text:span>因為我想小癟三看什麼都一樣是小癟三<text:span text:style-name="T3">,</text:span>小公主看什麼都永遠還是小公主<text:span text:style-name="T3">. </text:span>他們大概只會畫虎不成反類犬<text:span text:style-name="T3">,</text:span>越看越沒出息<text:span text:style-name="T3">,</text:span>越看越幾把刀<text:span text:style-name="T3">,</text:span>就好像電影<text:span text:style-name="T3"><text:s/>"</text:span>教父<text:span text:style-name="T3">" </text:span>很多人都愛看<text:span text:style-name="T3">,</text:span>但幾個人因為看了教父之後就有了個性<text:span text:style-name="T3">? </text:span>幾個人看了教父之後蒼白生活就多了些浪漫血肉<text:span text:style-name="T3">? </text:span>應該沒有<text:span text:style-name="T3">.<text:line-break/><text:line-break/></text:span>文學或音樂或思想繪畫等等等<text:span text:style-name="T3">,</text:span>不但不會有槍炮般的革命力量<text:span text:style-name="T3">,</text:span>我看任何改變現況的力量都不會有<text:span text:style-name="T3">;</text:span>它只是一種特殊糧食<text:span text:style-name="T3">,</text:span>只有那些原本就喜歡吃它的人才會喜歡吃<text:span text:style-name="T3">.<text:line-break/><text:line-break/></text:span>維根斯坦大學並沒有畢業<text:span text:style-name="T3">,</text:span>脫離哲學<text:span text:style-name="T3">16</text:span>年之後重返劍橋<text:span text:style-name="T3">,</text:span>羅素當時聲望如日中天<text:span text:style-name="T3">,</text:span>知道這小子是個怪咖<text:span text:style-name="T3">,</text:span>於是想盡辦法想讓維根斯坦能夠以完全不合學術格式標準完全沒有二手文獻的<text:span text:style-name="T3">Tractatus</text:span>充當博士論文<text:span text:style-name="T3">,</text:span>而且還找來欣賞維根斯坦的<text:span text:style-name="T3">G E. Moore</text:span>再加上自己<text:span text:style-name="T3">,</text:span>兩人一起充當博士論文口試官<text:span text:style-name="T3">.<text:line-break/><text:line-break/></text:span>在口試時<text:span text:style-name="T3">,</text:span>這兩位口試官知道維根斯坦脾氣不好<text:span text:style-name="T3">,</text:span>不敢發問<text:span text:style-name="T3">,</text:span>互相推來推去<text:span text:style-name="T3">,</text:span>後來羅素硬著頭皮問了<text:span text:style-name="T3">Tractatus</text:span>其中的一句話究竟何意<text:span text:style-name="T3">. </text:span>維根斯坦冷靜地回答說<text:span text:style-name="T3">: "</text:span>不要問了<text:span text:style-name="T3">,</text:span>我不期待你們能了解<text:span text:style-name="T3">." <text:line-break/><text:line-break/></text:span>維根斯坦的回答<text:span text:style-name="T3">,</text:span>成為哲學史上一段公案<text:span text:style-name="T3">. </text:span>有人說<text:span text:style-name="T3">,</text:span>為什麼維根斯坦會這麼不屑當時舉世聲名顯赫的兩位哲學大師<text:span text:style-name="T3">? </text:span>於是就朝維根斯坦多麼古怪多麼易怒不好相處去解釋<text:span text:style-name="T3">. <text:line-break/><text:line-break/></text:span>另外則有些人很納悶<text:span text:style-name="T3">,</text:span>究竟是什麼樣的艱深難題<text:span text:style-name="T3">,</text:span>竟然會讓維根斯坦如此篤定連這兩位智力非凡的思想大師也根本不可能懂<text:span text:style-name="T3">.<text:line-break/><text:line-break/></text:span>但我認為這樣一些解釋都是錯的<text:span text:style-name="T3">,</text:span>維根斯坦不是一個會在智力上<text:span text:style-name="T3">(intellectual)</text:span>有任何一絲絲驕傲成份的人<text:span text:style-name="T3">,</text:span>因為他根本就不喜歡什麼智能或智力這樣一些東西<text:span text:style-name="T3">. </text:span>當維根斯坦篤定認為羅素和<text:span text:style-name="T3">Moore</text:span>根本不可能懂得他的作品時<text:span text:style-name="T3">,</text:span>純粹是真的認為他們真的不可能懂<text:span text:style-name="T3">,</text:span>純粹是一種事實性的描述<text:span text:style-name="T3">,</text:span>而不是帶有任何驕傲成份的鄙視或不敬之詞<text:span text:style-name="T3">.<text:line-break/><text:line-break/></text:span>事實上<text:span text:style-name="T3">,</text:span>維根斯坦在<text:span text:style-name="T3">Tractatus </text:span>中以及其它許多地方都寫著<text:span text:style-name="T3">,</text:span>他寫的東西只有那些<text:span text:style-name="T3"><text:s/>"</text:span>原本就懂<text:span text:style-name="T3">" </text:span>的人才能懂<text:span text:style-name="T3">,</text:span>他說<text:span text:style-name="T3">,</text:span>他是為了這樣一些人數非常稀少但卻跟他<text:span text:style-name="T3"><text:s/>"</text:span>呼吸著同樣空氣<text:span text:style-name="T3">" </text:span>的人寫作<text:span text:style-name="T3">; </text:span>他說<text:span text:style-name="T3">,</text:span>只要有個人看了他的文字之後感到快樂<text:span text:style-name="T3">,</text:span>他的寫作就算達成了目的<text:span text:style-name="T3">.<text:line-break/><text:line-break/></text:span>一個東西<text:span text:style-name="T3">,</text:span>如果是屬於知識或智能方面<text:span text:style-name="T3">(intellectual),</text:span>那麼<text:span text:style-name="T3">,</text:span>我今天就算不懂<text:span text:style-name="T3">,</text:span>待我苦讀若干年之後知識豐富了<text:span text:style-name="T3">,</text:span>於是我就有可能懂了<text:span text:style-name="T3">. </text:span>但是<text:span text:style-name="T3">,</text:span>如果有個東西是不管你多聰明或多麼努力多麼苦讀都永遠不可能了解時<text:span text:style-name="T3">,</text:span>那意味這東西之理解難度非關智能<text:span text:style-name="T3">,</text:span>而是一種<text:span text:style-name="T3">non-intellectual</text:span>的東西<text:span text:style-name="T3">. <text:line-break/><text:line-break/></text:span>就好像我不知道當一隻蚯蚓整天鑽在泥土裏是什麼感覺<text:span text:style-name="T3">,</text:span>我之所以不懂這感覺並不是因為我不夠聰明或智商輸給蚯蚓<text:span text:style-name="T3">,</text:span>而是因為這樣一種理解涉及一種<text:span text:style-name="T3"><text:s/>"</text:span>生命形式<text:span text:style-name="T3">"(form of life),</text:span>用我的話來講就是一種<text:span text:style-name="T3"><text:s/>"</text:span>氣味<text:span text:style-name="T3">" </text:span>或<text:span text:style-name="T3"><text:s/>"</text:span>八字<text:span text:style-name="T3">". </text:span>雖然我跟蚯蚓都很喜歡泥土<text:span text:style-name="T3">,</text:span>但我跟蚯蚓畢竟八字不同<text:span text:style-name="T3">,</text:span>氣味也不一樣<text:span text:style-name="T3">,</text:span>所以我永遠都不可能了解當一隻蚯蚓究竟是什麼感覺<text:span text:style-name="T3">. </text:span>雖然我猜當蚯蚓的感覺應該很不錯<text:span text:style-name="T3">,</text:span>很安靜祥和才對<text:span text:style-name="T3">,</text:span>但畢竟也只是猜而已<text:span text:style-name="T3">.<text:line-break/><text:line-break/></text:span>維根斯坦生前就一再表明學界對他的想法之嚴重誤解<text:span text:style-name="T3">,</text:span>甚至晚年時有一次還說<text:span text:style-name="T3"><text:s/>"</text:span>迄今為止<text:span text:style-name="T3">",</text:span>那些對他的思想或文字的種種解釋<text:span text:style-name="T3"><text:s/>"</text:span>全是垃圾<text:span text:style-name="T3">". </text:span>他說他想或許再過個五十年<text:span text:style-name="T3">,</text:span>會有一些真正重要的作品產生<text:span text:style-name="T3">. </text:span>他還說<text:span text:style-name="T3">,</text:span>他更希望有那麼一天<text:span text:style-name="T3">,</text:span>或許幾百年後吧<text:span text:style-name="T3">,</text:span>當人們讀著他的作品時會感到很納悶說<text:span text:style-name="T3">: <text:line-break/><text:line-break/>"</text:span>咦<text:span text:style-name="T3">? </text:span>這傢伙怎麼了<text:span text:style-name="T3">? </text:span>他幹嘛反覆講這些東西啊<text:span text:style-name="T3">? </text:span>這不是全部都是廢話嗎<text:span text:style-name="T3">? </text:span>這樣一些廢話也值得寫出來嗎<text:span text:style-name="T3">?"</text:span></text:p>
      <text:p text:style-name="P1"><text:span text:style-name="T1">怡靜</text:span><text:s/>  |  2011.01.17 20:48   |   <text:a xlink:type="simple" xlink:href="http://palinfo.habago.org/Entry?Command=Information_PrintForum&amp;iPage=579#FORUM21625"><text:span text:style-name="T2">#</text:span></text:a></text:p>
      <text:p text:style-name="P3">本人雖然領到年終後馬上要還債，不過還不至於過不了年，所以當然是把稿費捐出囉！<text:span text:style-name="T3"><text:line-break/><text:line-break/></text:span>倒是越接近農曆年越發想起去年過年前發生的一件事<text:span text:style-name="T3">:</text:span>她的年紀或許只比我祖母年輕一些，又或者其實她沒有這麼老，只是長期的勞動讓她外表看起來歷經風霜，她帶著羞澀的表情問我，這裡是不是有提供工作，過年前的短期臨時工？我打電話問相關部門，答案是沒有。我問她在哪兒看到的消息，她說電視上（大概是地方有線電視台），是別的鄉鎮的，想問問我們這裡是否也有。她說看能不能打點工，讓這個年好過一些。<text:span text:style-name="T3"><text:line-break/><text:line-break/></text:span>今天我阿母跟我說她昨天去台北給人家請客，然後看到一些有錢人奢華的事，於是我突然想起這位婦人。</text:p>
      <text:p text:style-name="P1"><text:span text:style-name="T1">學姊</text:span><text:s/>  |  2011.01.17 16:18   |   <text:a xlink:type="simple" xlink:href="http://palinfo.habago.org/Entry?Command=Information_PrintForum&amp;iPage=579#FORUM21620"><text:span text:style-name="T2">#</text:span></text:a></text:p>
      <text:p text:style-name="P2">前日與深靖在學校碰面，拿到了兩千元稿費，是怡靜與我所翻譯<text:span text:style-name="T3">Edward Said</text:span>的若雪‧柯利的意義：尊嚴與團結那篇文章轉載在立報上的稿費。我想怡靜應該也會同意將此兩千大洋做為我們的網站經費<text:span text:style-name="T3">(</text:span>要各分一半做為年終加菜金當然也可以，只是我又多了個匯款的工作<text:span text:style-name="T3">…)</text:span>。<text:span text:style-name="T3"><text:line-break/><text:line-break/></text:span>公開聲明於此，一方面以示公信<text:span text:style-name="T3"><text:s/>(</text:span>表示我沒有私吞了這筆錢），一方面也是出於懶惰，因為我打算二月底站樁時見到我們的財務總管良哲時才將這筆錢交給良哲，省得跑一趟郵局。<text:span text:style-name="T3"><text:line-break/><text:line-break/>~~</text:span>哈巴狗電台新聞插播：學姐昨日晚間被狗溜時跌了個狗吃屎<text:span text:style-name="T3"><text:s/>(</text:span>狗當然是學姊<text:span text:style-name="T3">)</text:span>，左腳踝嚴重扭傷<text:span text:style-name="T3"><text:s/>(</text:span>當然也是指學姊的腳，不是狗的腳<text:span text:style-name="T3">)</text:span>，近日恐怕寸步難行，只能在家乖乖療傷<text:span text:style-name="T3">~~<text:line-break/><text:line-break/></text:span>對了，深靖說立報似乎也有興趣轉載佑明這次翻譯的<text:span text:style-name="T3">Chomsky</text:span>的被出賣的迦薩，若如此，我們的傳播力與微薄經費又將再度提升了，可喜可賀<text:span text:style-name="T3">!<text:line-break/><text:line-break/></text:span>還有呢，深靖也希望再找機會親手將紀念<text:span text:style-name="T3">T-Shirts</text:span>交給良哲和懷軒兩位遺憾被以色列拒絕於迦薩門外的受害者，以為補償與安慰，所以與大家相信還會有碰面的機會。也期待早日閱讀到深靖關於上次會議的報導文章。<text:span text:style-name="T3"><text:line-break/><text:line-break/></text:span>以上，報告完畢。</text:p>
      <text:p text:style-name="P1"><text:span text:style-name="T1">陳真</text:span><text:s/>  |  2011.01.17 05:15   |   <text:a xlink:type="simple" xlink:href="http://palinfo.habago.org/Entry?Command=Information_PrintForum&amp;iPage=579#FORUM21617"><text:span text:style-name="T2">#</text:span></text:a></text:p>
      <text:p text:style-name="P3"><text:span text:style-name="T3">"</text:span>大逃殺<text:span text:style-name="T3">" </text:span>在台南上映了<text:span text:style-name="T3">,</text:span>還沒看的趕快去看<text:span text:style-name="T3">,</text:span>看完覺得爛的<text:span text:style-name="T3">,</text:span>可以來跟董事長退錢<text:span text:style-name="T3">.<text:line-break/><text:line-break/></text:span>我去看之前<text:span text:style-name="T3">,</text:span>聽說有人看到哭<text:span text:style-name="T3">,</text:span>覺得很納悶<text:span text:style-name="T3">,</text:span>怎麼連暴力電影也能看到哭<text:span text:style-name="T3">? </text:span>我是懷著看<text:span text:style-name="T3"><text:s/>A clockwork orange</text:span>的心情去看<text:span text:style-name="T3">,</text:span>相信很多所謂影評人應該也會把兩片類比<text:span text:style-name="T3">. </text:span>但看完之後倒覺得它比較像是楚浮的<text:span text:style-name="T3"><text:s/>"</text:span>四百擊<text:span text:style-name="T3">",</text:span>應該算是<text:span text:style-name="T3"><text:s/>"</text:span>暴力版<text:span text:style-name="T3">" </text:span>的四百擊<text:span text:style-name="T3">. <text:line-break/><text:line-break/></text:span>雖然這片子還是有點悲傷<text:span text:style-name="T3">,</text:span>但基本上比四百擊要正面溫馨許多<text:span text:style-name="T3">,</text:span>或許這應該算是它的一個敗筆<text:span text:style-name="T3">. </text:span>但若往好處想<text:span text:style-name="T3">,</text:span>你也可以說它比較勵志<text:span text:style-name="T3">. </text:span>董事長因此打算建議教育部在各大學中學小學及研究所普遍播放此片<text:span text:style-name="T3">,</text:span>看看人們看了之後會不會比較有點現實感<text:span text:style-name="T3">. <text:line-break/><text:line-break/></text:span>我是說<text:span text:style-name="T3">,</text:span>看看會不會讓越來越沒出息的人們能夠有點骨氣<text:span text:style-name="T3">,</text:span>認清現實究竟是用多少鮮血組成<text:span text:style-name="T3">,</text:span>而不要以為世界是一個像兒童樂園那樣的東西<text:span text:style-name="T3">.<text:line-break/><text:line-break/></text:span>十多年前<text:span text:style-name="T3">,</text:span>每次談到戰爭或人權問題<text:span text:style-name="T3">,</text:span>一些沒水準的報章雜誌或網站編輯經常毫不羞赧地要我刪稿<text:span text:style-name="T3">. </text:span>記得大學時曾在高醫校刊上寫了一篇有關雛妓的文章<text:span text:style-name="T3">,</text:span>文中談到年幼雛妓經常被橫跨黑白兩道的人口販子毆打虐待<text:span text:style-name="T3">,</text:span>連月經來都還得接客<text:span text:style-name="T3">,</text:span>稍有不從就是一頓毒打<text:span text:style-name="T3">,</text:span>甚至有些案例竟被餵食蟑螂或電擊或以木棍戳下體<text:span text:style-name="T3">.<text:line-break/><text:line-break/></text:span>一些編輯老要我刪去這類敘述<text:span text:style-name="T3">,</text:span>說它太殘忍<text:span text:style-name="T3">. </text:span>問題是<text:span text:style-name="T3">,</text:span>如果你也覺得殘忍<text:span text:style-name="T3">,</text:span>那你怎麼不挺身制止這些殘忍之事<text:span text:style-name="T3">? </text:span>反倒是要我刪文閉嘴不提<text:span text:style-name="T3">? </text:span>就如苦苓所說<text:span text:style-name="T3">,</text:span>你刪得了我的句子<text:span text:style-name="T3">,</text:span>刪不刪得了現實悲劇<text:span text:style-name="T3">? <text:line-break/><text:line-break/></text:span>甚至經常連我文章中對於這些惡形惡狀的事情<text:span text:style-name="T3">(</text:span>例如美軍用集束彈和貧鈾彈大規模殺害老弱婦孺<text:span text:style-name="T3">),</text:span>只不過罵了一兩句類似媽咧個逼或它馬的<text:span text:style-name="T3">,</text:span>溫馨祥和風度扁扁的編輯先生小姐們往往就受不了<text:span text:style-name="T3">,</text:span>好像只要聽到一句<text:span text:style-name="T3"><text:s/>"</text:span>它馬的<text:span text:style-name="T3">",</text:span>他們的純潔心靈就會立即蒙塵<text:span text:style-name="T3">,</text:span>而世界也將因此而被我污染似的<text:span text:style-name="T3">.<text:line-break/><text:line-break/></text:span>好幾次我寫信去罵這些擅自刪我文章的溫馨編輯<text:span text:style-name="T3">,</text:span>我說<text:span text:style-name="T3">: </text:span>我不太能理解你們的道德感和心靈狀態<text:span text:style-name="T3">,</text:span>你能忍受千萬生靈塗炭那麼大的一個惡事<text:span text:style-name="T3">,</text:span>卻無法忍受我文章裏頭的一句<text:span text:style-name="T3"><text:s/>"</text:span>它馬的<text:span text:style-name="T3">"? </text:span>這也未免太偽善了吧<text:span text:style-name="T3">.<text:line-break/><text:line-break/></text:span>同樣地<text:span text:style-name="T3">,</text:span>各位如果覺得大逃殺這電影很暴力<text:span text:style-name="T3">,</text:span>那不妨請你想想現實<text:span text:style-name="T3">. </text:span>姑且不提半個世紀來那麼漫長的光陰<text:span text:style-name="T3">,</text:span>就說過去這一個月好了<text:span text:style-name="T3">,</text:span>光是美軍在過去一個月內所屠殺的各國人民之數量與殘忍程度<text:span text:style-name="T3">,</text:span>恐怕都遠遠超過電影中這麼一丁點所謂暴力的不知道幾千幾萬倍<text:span text:style-name="T3">.<text:line-break/><text:line-break/></text:span>很多人喜歡把夢想掛在嘴上<text:span text:style-name="T3">,</text:span>人的確應該做點夢<text:span text:style-name="T3">,</text:span>但如果你對現實一無所知<text:span text:style-name="T3">,</text:span>如果你眼中的現實與兒童樂園無異<text:span text:style-name="T3">,</text:span>那我不知道你哪還需要做什麼夢<text:span text:style-name="T3">? </text:span>哪還需要懷抱什麼夢想<text:span text:style-name="T3">?</text:span></text:p>
      <text:p text:style-name="P1"><text:span text:style-name="T1">陳真</text:span><text:s/>  |  2011.01.15 14:02   |   <text:a xlink:type="simple" xlink:href="http://palinfo.habago.org/Entry?Command=Information_PrintForum&amp;iPage=579#FORUM21615"><text:span text:style-name="T2">#</text:span></text:a></text:p>
      <text:p text:style-name="P2">三十年前的這個時候<text:span text:style-name="T3">,</text:span>我成為一名黨外人士<text:span text:style-name="T3">,</text:span>正確地說是亡命份子<text:span text:style-name="T3">,</text:span>因為我不想活了<text:span text:style-name="T3">. </text:span>或者說<text:span text:style-name="T3">,</text:span>我喜歡活著<text:span text:style-name="T3">,</text:span>但不是非活下去不可<text:span text:style-name="T3">,</text:span>世上總有些東西是該比生命還重要<text:span text:style-name="T3">. </text:span>就如觀音菩薩發願文所說<text:span text:style-name="T3">: "</text:span>我若向刀山<text:span text:style-name="T3">,</text:span>刀山自摧折<text:span text:style-name="T3"><text:s/></text:span>我若向火湯<text:span text:style-name="T3">,</text:span>火湯自枯竭<text:span text:style-name="T3">",</text:span>當我連命都可以不要時<text:span text:style-name="T3">,</text:span>就連黑牢槍炮的威脅也會失去作用<text:span text:style-name="T3">.<text:line-break/><text:line-break/></text:span>三十年前<text:span text:style-name="T3">,</text:span>我開始動筆也動口<text:span text:style-name="T3">,</text:span>動手動腳找資料走街頭<text:span text:style-name="T3">,</text:span>十年慘烈歲月自此拉開序幕<text:span text:style-name="T3">. <text:line-break/><text:line-break/></text:span>三十年前<text:span text:style-name="T3">,</text:span>如果有人跟我說我有一天會墮落窩囊到必須去批評一些沒個性沒出息窩窩囊囊根本不值得任何關注的<text:span text:style-name="T3">Y </text:span>咖<text:span text:style-name="T3">Z</text:span>咖<text:span text:style-name="T3">,</text:span>我絕不會相信<text:span text:style-name="T3">. </text:span>也因此<text:span text:style-name="T3">,</text:span>我常悲觀地認為<text:span text:style-name="T3">,</text:span>再過個三十年<text:span text:style-name="T3">,</text:span>不知道會不會有什麼更窩囊更不可思議的事降臨到眾人身上<text:span text:style-name="T3">.<text:line-break/><text:line-break/></text:span>但我並不是要關注這些絲毫不值得關注的人<text:span text:style-name="T3">,</text:span>就好像以前林義雄經常公開說李登輝的事情根本不值得討論<text:span text:style-name="T3">. </text:span>我之所以窩囊地談論某些政客<text:span text:style-name="T3">,</text:span>無非也只是拿他們當個例子<text:span text:style-name="T3">,</text:span>說說有關鑑賞的道理<text:span text:style-name="T3">. <text:line-break/><text:line-break/></text:span>這很重要<text:span text:style-name="T3">,</text:span>就跟把拔馬麻平常教小朋友一樣<text:span text:style-name="T3">. </text:span>你很愛你的小孩<text:span text:style-name="T3">,</text:span>但你不可能期待創造出一種人人揖讓而升其爭也君子的社會<text:span text:style-name="T3">. </text:span>任何社會都免不了會有各式各樣想佔你便宜的混蛋<text:span text:style-name="T3">,</text:span>各式各樣的<text:span text:style-name="T3">Y</text:span>咖<text:span text:style-name="T3">Z </text:span>咖<text:span text:style-name="T3">,</text:span>窩窩囊囊鬼鬼祟祟地就爬到你頭上來解便撒尿<text:span text:style-name="T3">. </text:span>你不可能讓這現象消失<text:span text:style-name="T3">,</text:span>你不可能創造一個無菌室給你的下一代<text:span text:style-name="T3">,</text:span>你只能期待他要有點免疫力<text:span text:style-name="T3">,</text:span>要有點<text:span text:style-name="T3">IQ,</text:span>要有點最起碼的記憶力<text:span text:style-name="T3">,</text:span>要懂得如何鑑賞是非美醜<text:span text:style-name="T3">.<text:line-break/><text:line-break/></text:span>在我看來<text:span text:style-name="T3">,</text:span>這就是一種革命了<text:span text:style-name="T3">;</text:span>當你觀看世界的方式改變<text:span text:style-name="T3">,</text:span>事實上你就改變了世界<text:span text:style-name="T3">. <text:line-break/><text:line-break/></text:span>但很多人的<text:span text:style-name="T3"><text:s/>"</text:span>革命<text:span text:style-name="T3">" </text:span>方式卻是這樣<text:span text:style-name="T3">: </text:span>大家看不慣騙子人渣到處橫行<text:span text:style-name="T3">,</text:span>於是他便<text:span text:style-name="T3"><text:s/>"</text:span>揭竿而起<text:span text:style-name="T3">" </text:span>說要<text:span text:style-name="T3"><text:s/>"</text:span>挺身而出<text:span text:style-name="T3">" </text:span>討伐人渣<text:span text:style-name="T3">. </text:span>怎麼個討伐呢<text:span text:style-name="T3">? </text:span>用一些美美的道理偉大的說詞<text:span text:style-name="T3">,</text:span>包裝得漂漂亮亮<text:span text:style-name="T3">,</text:span>努力取代人渣的地位與權力<text:span text:style-name="T3">,</text:span>用的儘是一些比人渣還人渣的手段與騙術<text:span text:style-name="T3">,</text:span>比賽看誰比較無恥下流<text:span text:style-name="T3">,</text:span>贏的人自然就是老千之王而贏得權勢<text:span text:style-name="T3">.<text:line-break/><text:line-break/></text:span>這大約就是台灣整個所謂反對運動的基本命盤<text:span text:style-name="T3">.</text:span>我當然不是說每個人都是這樣<text:span text:style-name="T3">,</text:span>而是說這是這一整個遊戲的基本玩法<text:span text:style-name="T3">,</text:span>數十年來沒有什麼改變<text:span text:style-name="T3">,</text:span>改變的只是詐騙集團的人頭<text:span text:style-name="T3">,</text:span>詐騙本質則無絲毫改變<text:span text:style-name="T3">. <text:line-break/><text:line-break/></text:span>這時候<text:span text:style-name="T3">,</text:span>與其譴責騙子<text:span text:style-name="T3">,</text:span>痛罵人渣<text:span text:style-name="T3">,</text:span>不如改善自己的美學品味<text:span text:style-name="T3">,</text:span>吃些聰明丸<text:span text:style-name="T3">,</text:span>培養較好的美感<text:span text:style-name="T3">,</text:span>學習如何鑑賞人事物的善惡美醜<text:span text:style-name="T3">.<text:line-break/><text:line-break/></text:span>這當然不可能一言說盡<text:span text:style-name="T3">,</text:span>這樣一些學習究竟有無可能<text:span text:style-name="T3">,</text:span>事實上我也不知道<text:span text:style-name="T3">. </text:span>許多時候我覺得美感及某種<text:span text:style-name="T3">IQ</text:span>恐怕是很難改變的<text:span text:style-name="T3">.</text:span>前些日子我還在安慰一個對台灣感到絕望的人<text:span text:style-name="T3">,</text:span>她說台灣人沒救了<text:span text:style-name="T3">. </text:span>我安慰她說我們要有信心<text:span text:style-name="T3">,</text:span>只要再三千年<text:span text:style-name="T3">,</text:span>應該會進步才對<text:span text:style-name="T3">. <text:line-break/><text:line-break/></text:span>至於底下這位姓蔡的<text:span text:style-name="T3">,</text:span>她家財產數億<text:span text:style-name="T3">,</text:span>光是她阿公的墓園面積就是我們新家一百倍以上的規模<text:span text:style-name="T3">,</text:span>甚至置產置到英國去<text:span text:style-name="T3">,</text:span>家住的是幾千萬豪宅<text:span text:style-name="T3">,</text:span>但她卻正義凜然地說要是她往後不領公務人員優惠存款的這幾萬元利息<text:span text:style-name="T3">,</text:span>她<text:span text:style-name="T3"><text:s/>"</text:span>以後就要跟公益團體說抱歉了<text:span text:style-name="T3">,</text:span>比較沒有能力捐款了<text:span text:style-name="T3">."<text:line-break/><text:line-break/></text:span>我們看一個人的品質<text:span text:style-name="T3">,</text:span>絕不是看她做的是好事或壞事<text:span text:style-name="T3">,</text:span>而是看他不管是做好事或做事時隱藏在一切言行裏裏外外的某種<text:span text:style-name="T3"><text:s/>"</text:span>氣味<text:span text:style-name="T3">". </text:span>十幾二十年前當我常寫文章罵阿扁給他取個<text:span text:style-name="T3"><text:s/>"</text:span>大壞蛋<text:span text:style-name="T3">" </text:span>的綽號時<text:span text:style-name="T3">,</text:span>阿扁當時卻是形象第一清新最正直最正義最努力最清廉老是拿什麼國會評鑑第一名的政治明星<text:span text:style-name="T3">. <text:line-break/><text:line-break/></text:span>很多人以為我手中握有阿扁的什麼內幕祕密<text:span text:style-name="T3">,</text:span>常常私下來跟我打聽<text:span text:style-name="T3">. </text:span>其實我手上什麼祕密也沒有<text:span text:style-name="T3">. </text:span>看一個人是什麼水平根本不需要知道他的任何祕密<text:span text:style-name="T3">,</text:span>只要看他怎麼推開一扇門怎麼寫下一個字就能看得出來<text:span text:style-name="T3">,</text:span>準確率高達<text:span text:style-name="T3">99.9999%.<text:line-break/><text:line-break/></text:span>另外有人問我一個很簡單的道德問題<text:span text:style-name="T3">: </text:span>當你反對某件事時<text:span text:style-name="T3">,</text:span>你可以去做它而不違反道德嗎<text:span text:style-name="T3">? </text:span>答案是當然可以<text:span text:style-name="T3">. </text:span>比方說我反對低賦稅<text:span text:style-name="T3">,</text:span>我希望像英國那樣稅金重一點但是社會安全福利制度做得好一點<text:span text:style-name="T3">. </text:span>但我不會因此而自願現在就多繳稅<text:span text:style-name="T3">.<text:line-break/><text:line-break/></text:span>我也反對用獎金來獎勵學術論文發表<text:span text:style-name="T3">,</text:span>但反對歸反對<text:span text:style-name="T3">,</text:span>當我該得到獎金我也不會因此而拒領<text:span text:style-name="T3">. <text:line-break/><text:line-break/></text:span>問題不是出在你有沒有去做你所反對的事<text:span text:style-name="T3">,</text:span>問題是出在你<text:span text:style-name="T3"><text:s/>"</text:span>如何<text:span text:style-name="T3">" </text:span>個反對法<text:span text:style-name="T3">.<text:line-break/><text:line-break/></text:span>今天<text:span text:style-name="T3">,</text:span>假設有個人不贊成娼妓制度<text:span text:style-name="T3">,</text:span>但他還是跑去嫖妓<text:span text:style-name="T3">,</text:span>這一點問題都沒有<text:span text:style-name="T3">,</text:span>因為他只是從理性出發<text:span text:style-name="T3">,</text:span>在制度層面上反對<text:span text:style-name="T3">. </text:span>但假設今天你不光是反對娼妓制度<text:span text:style-name="T3">,</text:span>而是擺出非常道貌岸然的嘴臉去污名化妓女或妓男妖魔化買春賣春等<text:span text:style-name="T3"><text:s/>"</text:span>行為人<text:span text:style-name="T3">" </text:span>或<text:span text:style-name="T3"><text:s/>"</text:span>行為本身<text:span text:style-name="T3">" </text:span>時<text:span text:style-name="T3">,</text:span>那你若還跑去嫖妓<text:span text:style-name="T3">,</text:span>那你八成就是個人渣<text:span text:style-name="T3">. </text:span>如果類似的事件層出不窮<text:span text:style-name="T3">,</text:span>根本就是整天都是在玩這一套<text:span text:style-name="T3">,</text:span>那你百分之百肯定就是個人渣<text:span text:style-name="T3">.<text:line-break/><text:line-break/></text:span>當然<text:span text:style-name="T3">,</text:span>這樣講其實也不太對<text:span text:style-name="T3">,</text:span>很容易流於某種行為主義<text:span text:style-name="T3">,</text:span>以為人的靈魂是從行為上來判斷<text:span text:style-name="T3">. </text:span>其實人品理當與行為一點關係都沒有才對<text:span text:style-name="T3">; </text:span>我能想像一個作奸犯科無惡不作的人事實上是個好人<text:span text:style-name="T3">. <text:line-break/><text:line-break/></text:span>鑑賞之難<text:span text:style-name="T3">,</text:span>難在難以言傳<text:span text:style-name="T3">. </text:span>因為它沒有什麼固定的原則<text:span text:style-name="T3">,</text:span>更不是從任何外在行為上來判斷<text:span text:style-name="T3">,</text:span>而是根據某種隱藏在<text:span text:style-name="T3"><text:s/>"</text:span>一切<text:span text:style-name="T3">" </text:span>言行之中的氣味<text:span text:style-name="T3">.</text:span>只是氣味這東西只能聞而寫不出來<text:span text:style-name="T3">. </text:span>當我們非寫不可時<text:span text:style-name="T3">,</text:span>也只好從可訴諸文字的可見言行來講解<text:span text:style-name="T3">.<text:line-break/><text:line-break/></text:span>十幾年前<text:span text:style-name="T3">,</text:span>當我在學術上強烈主張用<text:span text:style-name="T3"><text:s/>"</text:span>道德<text:span text:style-name="T3">" </text:span>或<text:span text:style-name="T3"><text:s/>"</text:span>宗教<text:span text:style-name="T3">" </text:span>或<text:span text:style-name="T3"><text:s/>"</text:span>存在主義<text:span text:style-name="T3">" </text:span>或<text:span text:style-name="T3"><text:s/>"</text:span>美學<text:span text:style-name="T3">" </text:span>的觀點來理解維根斯坦時<text:span text:style-name="T3">,</text:span>西方主流學界對此的看法是認為這樣一種取向頂多只能發展出極其有限的文獻<text:span text:style-name="T3">,</text:span>因為維根斯坦都是在談邏輯談語言<text:span text:style-name="T3">,</text:span>幾乎根本沒談過倫理美學宗教等等這方面的東西<text:span text:style-name="T3">.<text:line-break/><text:line-break/></text:span>沒想到不過十年的時間<text:span text:style-name="T3">,</text:span>美學的維根斯坦<text:span text:style-name="T3">,</text:span>道德的維根斯坦<text:span text:style-name="T3">,</text:span>宗教的維根斯坦<text:span text:style-name="T3">,</text:span>後現代的維根斯坦<text:span text:style-name="T3">,</text:span>已迅速成為一種主流<text:span text:style-name="T3">,</text:span>每年以上百本的相關出版品在發展這一套閱讀取向<text:span text:style-name="T3">. </text:span>就算沒有完全取代過去橫行五十年的<text:span text:style-name="T3"><text:s/>"</text:span>邏輯的維根斯坦<text:span text:style-name="T3">",</text:span>至少也已並駕齊驅<text:span text:style-name="T3">.<text:line-break/><text:line-break/></text:span>但是<text:span text:style-name="T3">,</text:span>這樣一種美學的宗教的道德的存在主義的維根斯坦之閱讀取向<text:span text:style-name="T3">,</text:span>在我看來卻往往犯了一個很根本的錯<text:span text:style-name="T3">,</text:span>他們經常錯在企圖從僅有極少量的特定文獻上或甚至僅僅極少數涉及美學或宗教的字句上去解讀維根斯坦<text:span text:style-name="T3">. <text:line-break/><text:line-break/></text:span>但維根斯坦之所以是美學的宗教的道德的存在主義的<text:span text:style-name="T3">,</text:span>並非因為他曾經講了哪幾句話<text:span text:style-name="T3">,</text:span>而是因為他這個人以及他所寫的一切<text:span text:style-name="T3">.</text:span>你得從他所寫的一切來理解他<text:span text:style-name="T3">,</text:span>而不是把他的作品區分成<text:span text:style-name="T3"><text:s/>"</text:span>邏輯的<text:span text:style-name="T3">" "</text:span>數學的<text:span text:style-name="T3">" VS. "</text:span>宗教的<text:span text:style-name="T3">""</text:span>美學的<text:span text:style-name="T3">" </text:span>或<text:span text:style-name="T3"><text:s/>"</text:span>存在主義的<text:span text:style-name="T3">". </text:span>事實上<text:span text:style-name="T3">,</text:span>他的數學他的邏輯就是他的美學他的宗教他的存在方式<text:span text:style-name="T3">. <text:line-break/><text:line-break/></text:span>除了邏輯除了數學<text:span text:style-name="T3">,</text:span>他沒寫過別的東西了<text:span text:style-name="T3">. </text:span>如果你不回到他的邏輯他的數學他的一切抽象本身<text:span text:style-name="T3">,</text:span>而只是抓住他千萬文字中的一兩句有關宗教或美學的話語<text:span text:style-name="T3">,</text:span>那你只是在從事一種所謂<text:span text:style-name="T3"><text:s/>"</text:span>庸俗主義式的<text:span text:style-name="T3">" </text:span>閱讀維根斯坦<text:span text:style-name="T3">.<text:line-break/><text:line-break/></text:span>對於一個人或一個世界也一樣<text:span text:style-name="T3">,</text:span>看到<text:span text:style-name="T3"><text:s/>"</text:span>什麼<text:span text:style-name="T3">" (WHAT)</text:span>並不重要<text:span text:style-name="T3">,</text:span>重要的是你<text:span text:style-name="T3"><text:s/>"</text:span>怎麼<text:span text:style-name="T3">" (HOW)</text:span>看<text:span text:style-name="T3">.</text:span>畢竟肉眼可見的那個<text:span text:style-name="T3"><text:s/>WHAT,</text:span>並不足以對人事物提供任何理解<text:span text:style-name="T3">. </text:span>今天假設某人知道我的一切事實一切資料<text:span text:style-name="T3">,</text:span>他仍然很可能對我一無所知<text:span text:style-name="T3">. </text:span>相反地<text:span text:style-name="T3">,</text:span>一個對我的各項事實資料一無所知的人<text:span text:style-name="T3">,</text:span>卻很可能是我的知己<text:span text:style-name="T3">.<text:line-break/><text:line-break/></text:span>陳真<text:span text:style-name="T3"><text:s/>2011. 1. 15. <text:line-break/>==============<text:line-break/></text:span>蔡英文批<text:span text:style-name="T3">18</text:span>趴政治操作<text:span text:style-name="T3"><text:s/></text:span>施明德：道德有罪<text:span text:style-name="T3"><text:line-break/><text:line-break/></text:span>更新日期<text:span text:style-name="T3">:2011/01/15 09:05 </text:span>記者林河名、鄭宏斌／台北報導<text:span text:style-name="T3"> <text:line-break/><text:line-break/></text:span>民進黨前主席施明德昨天接受本報專訪時說，若在二○○○年以前，黨主席被逮到是「共犯」，「有道德上的罪，大概都辭職了！」對於蔡英文為己辯護，他也不客氣說：「就跟當年陳水扁如出一轍！」<text:span text:style-name="T3"><text:line-break/><text:line-break/></text:span>蔡英文承認，她擔任教職與政務官資歷近廿年，從陸委會主委離職退休後，退休金一次結清，優惠利率月領六萬餘，並捐給公益團體。<text:span text:style-name="T3"><text:line-break/><text:line-break/></text:span>不過，施明德直批蔡英文「犯了這麼大錯誤」還為自己辯護。他說，民進黨幾天前才義正詞嚴攻擊別人領十八趴，蔡英文被掀出來也領十八趴之後，卻不知反省、認錯。對黨內還有不少人為蔡英文辯護，施明德更大嘆：「當年『陳水扁們』那麼多，如今『蔡英文們』也這麼多！」<text:span text:style-name="T3"><text:line-break/><text:line-break/></text:span>蔡英文：我有公教背景<text:span text:style-name="T3"><text:s/></text:span>更了解問題<text:span text:style-name="T3"><text:line-break/><text:line-break/></text:span>更新日期<text:span text:style-name="T3">:2011/01/14 15:45 </text:span>記者林修全<text:span text:style-name="T3">/</text:span>台北報導<text:span text:style-name="T3"> <text:line-break/><text:line-break/></text:span>對所有問題都「考慮過」<text:span text:style-name="T3"><text:line-break/><text:line-break/></text:span>被立委爆料領取<text:span text:style-name="T3">18%</text:span>優利存款後，民進黨主席蔡英文上午首度公開露面，她強調自己具有公務背景，又是關懷社會弱勢的政黨主席，所以更了解公教退休體制、社會公平正義分配的問題，她呼籲，她一樣有公教背景，關懷、關切社會的公平正義人，一起改革這項制度。<text:span text:style-name="T3"><text:line-break/><text:line-break/></text:span>放棄<text:span text:style-name="T3">18</text:span>趴<text:span text:style-name="T3"><text:s/></text:span>未來比較沒能力捐款了<text:span text:style-name="T3"><text:line-break/><text:line-break/></text:span>蔡英文昨天發表聲明放棄優利存款後，面對外界質疑誠信問題，是否應該道歉，蔡英文回應說，對所有問題都有思考，她考慮過，不想因她的個案，成為社會焦點，模糊了聚焦在制度面的改革；過去很長的時間，她把<text:span text:style-name="T3">18%</text:span>收到的利息，拿去公益捐款，像是<text:span text:style-name="T3">88</text:span>水災、門諾醫院等社福機構，她都有去捐款，希望制度改善前，能做公益使用，讓社福機構有一定程度的挹注。<text:span text:style-name="T3"><text:line-break/><text:line-break/></text:span>蔡英文強調，國民黨操作下，把她的個案變攻防焦點，她不希望因為個案模糊焦點，所以決定不再領取，她抱歉未來比較沒有能力對社福機構捐款，但這時候放棄，可以把焦點移回到制度面的改善。</text:p>
      <text:p text:style-name="P1"><text:span text:style-name="T1">陳真</text:span><text:s/>  |  2011.01.13 15:46   |   <text:a xlink:type="simple" xlink:href="http://palinfo.habago.org/Entry?Command=Information_PrintForum&amp;iPage=579#FORUM21608"><text:span text:style-name="T2">#</text:span></text:a></text:p>
      <text:p text:style-name="P3">偶像快來了<text:span text:style-name="T3">? </text:span>但我很懷疑高達會願意來台灣做秀<text:span text:style-name="T3">.<text:line-break/><text:line-break/></text:span>高達跟楚浮曾是好友<text:span text:style-name="T3">,</text:span>八字卻不合<text:span text:style-name="T3">. </text:span>至於如何個<text:span text:style-name="T3">"</text:span>不合<text:span text:style-name="T3">" </text:span>法<text:span text:style-name="T3">,</text:span>一言難盡<text:span text:style-name="T3">. </text:span>前陣子有部紀錄片<text:span text:style-name="T3">,</text:span>企圖回答這問題<text:span text:style-name="T3">.</text:span>片子本身拍得還不錯<text:span text:style-name="T3">,</text:span>把高達<text:span text:style-name="T3"><text:s/>"</text:span>抹黑<text:span text:style-name="T3">" </text:span>得很成功<text:span text:style-name="T3">,</text:span>對之充滿刻板印象與偏見<text:span text:style-name="T3">,</text:span>把高達理解成一個進步少年青年中年以迄於今仍是個進步老年<text:span text:style-name="T3">,</text:span>把藝術當成一種反抗社會現實的工具或手段<text:span text:style-name="T3">. </text:span>而楚浮則成為一個為藝術而藝術的<text:span text:style-name="T3"><text:s/>"</text:span>純<text:span text:style-name="T3">" </text:span>藝術家<text:span text:style-name="T3">.<text:line-break/><text:line-break/></text:span>但我不認為高達智商有這麼低<text:span text:style-name="T3">,</text:span>雖然當我看到他在四五十年前即<text:span text:style-name="T3">1968</text:span>年<text:span text:style-name="T3">(?)</text:span>和楚浮聯手干擾坎城影展迫使當年影展中斷舉辦<text:span text:style-name="T3">(?)</text:span>時<text:span text:style-name="T3">,</text:span>看到他高喊著一些傻話<text:span text:style-name="T3">(</text:span>例如說坦克車都已經開到哪裡了<text:span text:style-name="T3">,</text:span>學生都已經在為革命流血了<text:span text:style-name="T3">,</text:span>而你們卻還在這裡悠哉悠哉地講運鏡講攝影講美學<text:span text:style-name="T3">),</text:span>讓我聽了感到有點不可思議<text:span text:style-name="T3">,</text:span>這類傻話真的很不<text:span text:style-name="T3"><text:s/>"</text:span>高達<text:span text:style-name="T3">".<text:line-break/><text:line-break/></text:span>根據我對高達高達三十年的高度理解<text:span text:style-name="T3">,</text:span>我還是相信高達沒有這麼笨<text:span text:style-name="T3">,</text:span>或者說沒有這麼<text:span text:style-name="T3"><text:s/>"</text:span>善良<text:span text:style-name="T3">". </text:span>事實無須爭辯<text:span text:style-name="T3">,</text:span>就從一個人的作品本身就可以看得出他的八字<text:span text:style-name="T3">,</text:span>看得出他心裏的夢<text:span text:style-name="T3">.<text:line-break/><text:line-break/></text:span>高達倒是曾經說過<text:span text:style-name="T3">,</text:span>他曾以為攝影機隱藏著槍炮的力量<text:span text:style-name="T3">,</text:span>後來發現沒有這回事<text:span text:style-name="T3">. </text:span>有一回他看著電影院門口一堆人模人樣的菁英們排隊買票要看他的戲<text:span text:style-name="T3">,</text:span>他說<text:span text:style-name="T3">,</text:span>媽咧個逼<text:span text:style-name="T3">,</text:span>我總是吸引我的<text:span text:style-name="T3"><text:s/>"</text:span>敵人<text:span text:style-name="T3">" </text:span>來看我的電影<text:span text:style-name="T3">.<text:line-break/><text:line-break/></text:span>高達如果是個進步青年或進步老年<text:span text:style-name="T3">,</text:span>那他就不是高達了<text:span text:style-name="T3">. </text:span>高達有沒有想改變世界我不知道<text:span text:style-name="T3">,</text:span>我只知道他跟某個世界八字不合<text:span text:style-name="T3">. </text:span>任何一個文人<text:span text:style-name="T3">,</text:span>無非也只是在反覆表達自己的八字以及自己八字的反面<text:span text:style-name="T3">. <text:line-break/><text:line-break/>emir kusturica</text:span>說<text:span text:style-name="T3">,"</text:span>我一生最大的敵人就是<text:span text:style-name="T3">naturalism"(</text:span>某種自然主義<text:span text:style-name="T3">),</text:span>簡單說就是對那樣一種<text:span text:style-name="T3">"</text:span>講得像真的一樣<text:span text:style-name="T3">" </text:span>的世界很感冒<text:span text:style-name="T3">. </text:span>在這點上<text:span text:style-name="T3">,</text:span>我投<text:span text:style-name="T3">kusturica</text:span>一票<text:span text:style-name="T3">. <text:line-break/><text:line-break/></text:span>至於高達感冒一些什麼樣的東西<text:span text:style-name="T3">,</text:span>我說不上來<text:span text:style-name="T3">,</text:span>但我清楚地知道<text:span text:style-name="T3">. </text:span>我說不出何謂高達<text:span text:style-name="T3">,</text:span>但我知道什麼<text:span text:style-name="T3"><text:s/>"</text:span>不是<text:span text:style-name="T3">" </text:span>高達<text:span text:style-name="T3">. </text:span>至少我知道進步青年所信奉的<text:span text:style-name="T3"><text:s/>"</text:span>把世界講得跟真的一樣<text:span text:style-name="T3">" </text:span>的某種自然主義<text:span text:style-name="T3">,</text:span>肯定也是高達所倒彈的<text:span text:style-name="T3">.<text:line-break/><text:line-break/>(</text:span>有人來掛號了<text:span text:style-name="T3">,</text:span>再續<text:span text:style-name="T3">)<text:line-break/><text:line-break/></text:span>陳真<text:span text:style-name="T3"><text:s/>2011 01 12<text:line-break/>==============================<text:line-break/><text:line-break/></text:span>法國電影筆記票選高達新作為年度十大電影<text:span text:style-name="T3"> <text:line-break/><text:line-break/></text:span>法國電影新浪潮大師尚盧高達的新作《<text:span text:style-name="T3">Film Socia1isme</text:span>》在日前被法國「電影筆記」評選為<text:span text:style-name="T3">2010</text:span>年度十大電影中的第三名，「電影筆記」是法國最具權威的電影刊物，見證了法國電影發展。<text:span text:style-name="T3"> <text:line-break/><text:line-break/></text:span>法國電影新浪潮大師尚盧高達的新作《<text:span text:style-name="T3">Film Socia1isme</text:span>》在日前被法國「電影筆記」評選為<text:span text:style-name="T3">2010</text:span>年度十大電影中的第三名，「電影筆記」是法國最具權威的電影刊物，<text:span text:style-name="T3">1951</text:span>年<text:span text:style-name="T3">4</text:span>月創刊，見證了法國電影發展。<text:span text:style-name="T3"> <text:line-break/><text:line-break/></text:span>《<text:span text:style-name="T3">Film Socia1isme</text:span>》不但入圍了坎城影展另一種注目<text:span text:style-name="T3">(Un Certain Regard)</text:span>單元也被洛杉磯影評人協會選為獨立實驗電影獎。《<text:span text:style-name="T3">Film Socia1isme</text:span>》是一部實驗性極高的電影，擺脫電影的既定規則，結合了虛構故事、資料畫面與一些精心設計的鏡頭，透過劇中人物描繪二十一世紀的歐洲現況。該電影的台灣電影發行商<text:span text:style-name="T3">OMC</text:span>正積極邀請高達大師來台，屆時將是電影界一大盛事，預計於今年的台北電影節首映。<text:span text:style-name="T3"> <text:line-break/><text:line-break/></text:span>高達被譽為法國電影新浪潮中最具影響力的導演，他的代表作《斷了氣》與楚浮的《四百擊》並列為影史經典，就連楚浮（<text:span text:style-name="T3">Franscois Truffaut</text:span>）都說：「電影史可分為高達之前的電影，和高達之後的電影。」年滿八十歲的高達在去年年底獲頒奧斯卡金像獎終身成就獎，但他並未到洛杉磯領獎，他在受訪時表示，他不想申請美國簽證也不想搭那麼久的飛機，甚至對於獲獎不以為然，他說：「他們真的了解我的電影嗎？阿諾史瓦辛格會頒獎給我？」足見這位大師的特立獨行。<text:span text:style-name="T3"> <text:line-break/><text:line-break/></text:span>（本新聞由<text:span text:style-name="T3">OMC</text:span>提供）<text:span text:style-name="T3"> <text:line-break/><text:line-break/></text:span>【開眼電影網】<text:span text:style-name="T3"><text:s/>2011-1-12</text:span></text:p>
      <text:p text:style-name="P1"><text:span text:style-name="T1">怡靜</text:span><text:s/>  |  2011.01.12 15:45   |   <text:a xlink:type="simple" xlink:href="http://palinfo.habago.org/Entry?Command=Information_PrintForum&amp;iPage=579#FORUM21602"><text:span text:style-name="T2">#</text:span></text:a></text:p>
      <text:p text:style-name="P2">感謝李同學指正，應該是關站了，該網址已經取下。</text:p>
      <text:p text:style-name="P1"><text:span text:style-name="T1">陳真</text:span><text:s/>  |  2011.01.12 00:02   |   <text:a xlink:type="simple" xlink:href="http://palinfo.habago.org/Entry?Command=Information_PrintForum&amp;iPage=579#FORUM21600"><text:span text:style-name="T2">#</text:span></text:a></text:p>
      <text:p text:style-name="P3">許多年前曾看過阿巴斯的一部電影<text:span text:style-name="T3">,</text:span>光是看主角走路就走很久<text:span text:style-name="T3">,</text:span>睡一覺醒來怎麼還在走<text:span text:style-name="T3">? </text:span>要不然趁主角還在麥田的這一頭<text:span text:style-name="T3">,</text:span>先來去小個便好了<text:span text:style-name="T3">,</text:span>回來之後應該還沒走到麥田的出口才對<text:span text:style-name="T3">. </text:span>驚嚇一次之後<text:span text:style-name="T3">,</text:span>對其電影便敬謝不敏<text:span text:style-name="T3">,</text:span>畢竟有些好導演是不對味的<text:span text:style-name="T3">. </text:span>慢不是問題<text:span text:style-name="T3">,</text:span>侯孝賢比他還慢<text:span text:style-name="T3">,</text:span>但莫名其妙的慢卻讓人很無奈<text:span text:style-name="T3">.<text:line-break/><text:line-break/></text:span>最近衝著茱麗葉畢諾許的面子<text:span text:style-name="T3">,</text:span>決定再給阿巴斯一次機會<text:span text:style-name="T3">,</text:span>跑去看了他的<text:span text:style-name="T3">copie conforme. </text:span>這回主角走路的速度勉強算是比較有進步了<text:span text:style-name="T3">.<text:line-break/><text:line-break/></text:span>這電影意圖昭然若揭<text:span text:style-name="T3">,</text:span>還沒看幾分鐘就知道要講些什麼了<text:span text:style-name="T3">,</text:span>稱不上什麼了不起的電影<text:span text:style-name="T3">,</text:span>只是也不難看就是<text:span text:style-name="T3">. </text:span>從片名就能略知其意<text:span text:style-name="T3">,</text:span>原汁原味的反倒被模仿的給搶了丰采<text:span text:style-name="T3">. </text:span>很多菁英似乎就是這麼一回事<text:span text:style-name="T3">,</text:span>講一堆輝煌燦爛的道理<text:span text:style-name="T3">,</text:span>但生活卻無半點血色<text:span text:style-name="T3">,</text:span>很蒼白<text:span text:style-name="T3">. <text:line-break/><text:line-break/></text:span>許多時候<text:span text:style-name="T3">,</text:span>我常擔心自己就是這樣<text:span text:style-name="T3">. </text:span>常想起蒙田的一篇文章<text:span text:style-name="T3">: </text:span>話說有個才華洋溢的作家兼思想家兼藝術家兼了好多種家<text:span text:style-name="T3">,</text:span>反正就是很有才華就是了<text:span text:style-name="T3">,</text:span>而且還很有錢<text:span text:style-name="T3">,</text:span>家中好多僕人<text:span text:style-name="T3">. </text:span>僕人們雖然對主人高深莫測撼動人心的思想與作品一個字也不懂<text:span text:style-name="T3">,</text:span>但依然佩服得五體投地<text:span text:style-name="T3">. <text:line-break/><text:line-break/></text:span>可是<text:span text:style-name="T3">,</text:span>這位作家卻很苦惱<text:span text:style-name="T3">,</text:span>當他面對著僕人<text:span text:style-name="T3">,</text:span>常感悵然<text:span text:style-name="T3">,</text:span>也許這就是上天對所謂擁有才華者的一個懲罰<text:span text:style-name="T3">. </text:span>他心裏想著<text:span text:style-name="T3">: </text:span>這些單純的老實人仰慕著我<text:span text:style-name="T3">,</text:span>但他們卻不知道我的作品所歌頌的<text:span text:style-name="T3">,</text:span>恰恰正是以他們的生活他們的感情為榜樣<text:span text:style-name="T3">.</text:span>但如今本尊反倒仰慕起分身來了<text:span text:style-name="T3">,</text:span>就像上帝怎能仰慕那些歌頌祂的信徒們呢<text:span text:style-name="T3">?<text:line-break/><text:line-break/></text:span>今天去廟裏拜拜<text:span text:style-name="T3">,</text:span>答謝關聖帝君<text:span text:style-name="T3">30</text:span>年前從黑道槍口下救我一命<text:span text:style-name="T3">,</text:span>順便問祂一些事<text:span text:style-name="T3">. </text:span>台南人稱呼它為小武廟<text:span text:style-name="T3">,</text:span>即開基武廟<text:span text:style-name="T3">,</text:span>碑上寫著建於<text:span text:style-name="T3">1669</text:span>年<text:span text:style-name="T3">,</text:span>相對於稍後建造的祀典武廟則是大武廟<text:span text:style-name="T3">. </text:span>在廟口看到一對西方男女前來瞻仰<text:span text:style-name="T3">.<text:line-break/><text:line-break/></text:span>我是來問父親健康<text:span text:style-name="T3">,</text:span>關聖帝君卻答非所問跟我說<text:span text:style-name="T3">,</text:span>儘管大笑出門去<text:span text:style-name="T3">,</text:span>盜賊將無害<text:span text:style-name="T3">. </text:span>不過<text:span text:style-name="T3">,</text:span>小武廟的幾句對聯卻很吸引人<text:span text:style-name="T3">:<text:line-break/><text:line-break/></text:span>入此廟當要出此廟<text:span text:style-name="T3">,</text:span>莫混帳磕了頭去<text:span text:style-name="T3"><text:line-break/></text:span>拜斯人便思學斯人<text:span text:style-name="T3">,</text:span>須仔細捫著心來<text:span text:style-name="T3"><text:line-break/><text:line-break/></text:span>公平正直入門不拜無妨<text:span text:style-name="T3">,<text:line-break/></text:span>詭詐奸刁到廟傾誠何益<text:span text:style-name="T3"> <text:line-break/><text:line-break/></text:span>來到廟裏<text:span text:style-name="T3">,</text:span>總有一些很虔誠的人<text:span text:style-name="T3">,</text:span>傻自然是很傻<text:span text:style-name="T3">,</text:span>今天還聽到旁邊一個阿嬤跪在我旁邊<text:span text:style-name="T3">,</text:span>對著菩薩報告說她有兩個孫子唸小學<text:span text:style-name="T3">,</text:span>一個是三年十一班某某某<text:span text:style-name="T3">,</text:span>一個是五年八班某某某<text:span text:style-name="T3">,</text:span>請菩薩保佑他們讀書考試順利<text:span text:style-name="T3">. <text:line-break/><text:line-break/></text:span>這些人不懂美學<text:span text:style-name="T3">,</text:span>因為他們就是美的本身了<text:span text:style-name="T3">,</text:span>他們更不懂什麼宗教哲學<text:span text:style-name="T3">,</text:span>因為這些東西是給那些缺乏虔誠的冒牌信徒拿來自欺欺人或聊以自慰的<text:span text:style-name="T3">. </text:span>也許可以說冒牌貨有兩種<text:span text:style-name="T3">,</text:span>一種是有病識感的<text:span text:style-name="T3">,</text:span>例如維根斯坦<text:span text:style-name="T3">,</text:span>知道自己真的很不幸<text:span text:style-name="T3">,</text:span>註定只能成為一種冒牌貨<text:span text:style-name="T3">,</text:span>另一種則沒有絲毫病識感<text:span text:style-name="T3">,</text:span>對所謂思想才華什麼的<text:span text:style-name="T3">,</text:span>感到得意非凡<text:span text:style-name="T3">,</text:span>他不知道自己離原汁原味的血肉有多遠<text:span text:style-name="T3">,</text:span>反倒還自鳴得意<text:span text:style-name="T3">.</text:span></text:p>
      <text:p text:style-name="P1"><text:span text:style-name="T1">秉叡</text:span><text:s/>  |  2011.01.11 22:28   |   <text:a xlink:type="simple" xlink:href="http://palinfo.habago.org/Entry?Command=Information_PrintForum&amp;iPage=579#FORUM21599"><text:span text:style-name="T2">#</text:span></text:a></text:p>
      <text:p text:style-name="P2">我覺得我還是說一下好了，巴勒網那網站連結中，其中一個網站：<text:span text:style-name="T3">Understanding the Israeli-Palestinian Conflict<text:line-break/></text:span>的連結好像失效了，點進去發現是連到其他網站上，用<text:span text:style-name="T3">google</text:span>搜尋也找不到新的網頁在哪哩，希望有人能取處理一下。</text:p>
      <text:p text:style-name="P4"/>
      <text:p text:style-name="P1"><text:span text:style-name="T1">陳真</text:span><text:s/>  |  2011.01.10 16:20   |   <text:a xlink:type="simple" xlink:href="http://palinfo.habago.org/Entry?Command=Information_PrintForum&amp;iPage=580#FORUM21594"><text:span text:style-name="T2">#</text:span></text:a></text:p>
      <text:p text:style-name="P2"><text:span text:style-name="T3">(</text:span>續<text:span text:style-name="T3">)<text:line-break/><text:line-break/></text:span>隨著時間流逝<text:span text:style-name="T3">,</text:span>人事物也隨之改變外在樣貌與內在意義<text:span text:style-name="T3">,</text:span>硬要忽略時間<text:span text:style-name="T3">,</text:span>硬要套上天寶年間的星塵往事來理解現狀<text:span text:style-name="T3">,</text:span>不但荒唐<text:span text:style-name="T3">,</text:span>而且簡直是一種病態<text:span text:style-name="T3">. <text:line-break/><text:line-break/></text:span>這就好像硬要把現在的國民黨之當下事務和充滿革命熱情的興中會和同盟會給扯上關係一樣<text:span text:style-name="T3">,</text:span>兩者雖有某種歷史連結<text:span text:style-name="T3">,</text:span>但畢竟是兩種截然不同的生物<text:span text:style-name="T3">,</text:span>硬要以欣賞林覺民的眼光來欣賞馬英九是很荒唐的<text:span text:style-name="T3">. <text:line-break/><text:line-break/></text:span>同理<text:span text:style-name="T3">,</text:span>數十年前<text:span text:style-name="T3"><text:s/>"</text:span>萬惡的國民黨<text:span text:style-name="T3">" </text:span>也早已埋進史料堆裏<text:span text:style-name="T3">,</text:span>但很多阿西依然動不動就提起<text:span text:style-name="T3"><text:s/>"</text:span>萬惡的國民黨<text:span text:style-name="T3"><text:s/>vs.</text:span>犧牲奮鬥的黨外<text:span text:style-name="T3">",</text:span>以之做為一種<text:span text:style-name="T3">"</text:span>概念架構<text:span text:style-name="T3">" </text:span>來理解當下是非對錯<text:span text:style-name="T3">,</text:span>這真是智障到不行<text:span text:style-name="T3">. </text:span>可悲的是<text:span text:style-name="T3">,</text:span>這樣一種今古不分的智障還真多<text:span text:style-name="T3">,</text:span>多到讓人很想發明一種聰明藥<text:span text:style-name="T3">,</text:span>或許一天服用一顆之後<text:span text:style-name="T3">,</text:span>經過七七四十九天<text:span text:style-name="T3">,</text:span>天下就能太平<text:span text:style-name="T3">; </text:span>一旦大家智商提升了<text:span text:style-name="T3">,</text:span>便少了政客操弄的空間<text:span text:style-name="T3">.<text:line-break/><text:line-break/></text:span>這是以不變應萬變<text:span text:style-name="T3">,</text:span>明明人事物都已整個不一樣了<text:span text:style-name="T3">,</text:span>他卻偏偏還在緬懷先烈<text:span text:style-name="T3">,</text:span>偏偏還在用唐明皇時期的語言思維在理解<text:span text:style-name="T3">21</text:span>世紀<text:span text:style-name="T3">. <text:line-break/><text:line-break/></text:span>與不變應萬變相反的是<text:span text:style-name="T3">: </text:span>明明應該長久一致亙古不變的善惡美醜<text:span text:style-name="T3">,</text:span>卻像彈性褲襪那樣<text:span text:style-name="T3">,</text:span>隨著立場和顏色而隨時調整寬鬆<text:span text:style-name="T3">. </text:span>自己人反正怎麼幹都行<text:span text:style-name="T3">,</text:span>隨便你胡作非為都沒關係<text:span text:style-name="T3">,</text:span>只要你高喊愛台灣<text:span text:style-name="T3">,</text:span>而<text:span text:style-name="T3"><text:s/>"</text:span>敵人<text:span text:style-name="T3">" </text:span>則不管怎麼做都是卑鄙齷齪<text:span text:style-name="T3">. </text:span>對人如此<text:span text:style-name="T3">,</text:span>對事也一樣<text:span text:style-name="T3">,</text:span>上午十點稱讚推崇之事<text:span text:style-name="T3">,</text:span>到了十一點卻變成萬惡不赦的賣台行徑了<text:span text:style-name="T3">;</text:span>下午兩點很可能又變回來<text:span text:style-name="T3">,</text:span>又能說得一片輝煌<text:span text:style-name="T3">,</text:span>簡直是分分秒秒隨時都在變<text:span text:style-name="T3">.<text:line-break/><text:line-break/></text:span>該變的不變<text:span text:style-name="T3">, </text:span>不該變的卻變個不停<text:span text:style-name="T3">. </text:span>這些聽起來像笑話<text:span text:style-name="T3">,</text:span>真的會有這麼笨這麼好騙這麼荒唐病態的人嗎<text:span text:style-name="T3">? </text:span>不但有<text:span text:style-name="T3">,</text:span>而且多到似乎極少看到不是這樣的人<text:span text:style-name="T3">. </text:span>許多時候<text:span text:style-name="T3">,</text:span>每當我憂國憂民想起世界和平<text:span text:style-name="T3">,</text:span>免不了還是會想到聰明藥<text:span text:style-name="T3">,</text:span>也許如果人類的智商平均能提高個五十分<text:span text:style-name="T3">,</text:span>許多悲劇不幸與心靈虐待和折磨<text:span text:style-name="T3">,</text:span>或可消弭於無形<text:span text:style-name="T3">.</text:span></text:p>
      <text:p text:style-name="P1"><text:span text:style-name="T1">陳真</text:span><text:s/>  |  2011.01.09 23:30   |   <text:a xlink:type="simple" xlink:href="http://palinfo.habago.org/Entry?Command=Information_PrintForum&amp;iPage=580#FORUM21591"><text:span text:style-name="T2">#</text:span></text:a></text:p>
      <text:p text:style-name="P3">這是幼稚園大班的問題<text:span text:style-name="T3">,</text:span>派我來回答就夠了<text:span text:style-name="T3">.<text:line-break/><text:line-break/></text:span>先說點別的<text:span text:style-name="T3">,</text:span>釣魚台究竟是誰的<text:span text:style-name="T3">,</text:span>不也吵得很凶嗎<text:span text:style-name="T3">? </text:span>基本上<text:span text:style-name="T3">,</text:span>我是<text:span text:style-name="T3"><text:s/>"</text:span>希望<text:span text:style-name="T3">" </text:span>釣魚台是中國的<text:span text:style-name="T3">,</text:span>因為只要是對日本鬼子有利的事我都會投反對票<text:span text:style-name="T3">. <text:line-break/><text:line-break/></text:span>但我看到雙方舉證歷歷<text:span text:style-name="T3">,</text:span>甚至說根據考古證據<text:span text:style-name="T3">,</text:span>釣魚台<text:span text:style-name="T3"><text:s/>"</text:span>自古<text:span text:style-name="T3">" </text:span>是咱們的<text:span text:style-name="T3">,</text:span>只差沒說自宇宙誕生之時釣魚台就屬於我們<text:span text:style-name="T3">.<text:line-break/><text:line-break/></text:span>這例子告訴我們<text:span text:style-name="T3">,</text:span>把眼前的事給訴諸於天寶年間或上溯堯舜禹湯文武周公<text:span text:style-name="T3">,</text:span>是沒有什麼意義的<text:span text:style-name="T3">.<text:line-break/><text:line-break/></text:span>再說<text:span text:style-name="T3">,</text:span>就算甲先動手打了乙一拳<text:span text:style-name="T3">,</text:span>乙卻把對方全家給殺得雞犬不剩<text:span text:style-name="T3">,</text:span>這時候<text:span text:style-name="T3">,</text:span>爭執當初天寶年間究竟是甲或乙先動手<text:span text:style-name="T3">,</text:span>有什麼意義嗎<text:span text:style-name="T3">?<text:line-break/><text:line-break/></text:span>上次打仗時<text:span text:style-name="T3">,</text:span>巴勒網號召群眾去以色列駐台辦事處靜站抗議前夕<text:span text:style-name="T3">,</text:span>以色列駐台代表打電話給我<text:span text:style-name="T3">,</text:span>講了至少幾十分鐘<text:span text:style-name="T3">,</text:span>反覆不斷訴說以色列的<text:span text:style-name="T3"><text:s/>"</text:span>委屈<text:span text:style-name="T3">",</text:span>還好沒有從耶穌誕生時開始講起<text:span text:style-name="T3">,</text:span>然後還一直要考我歷史<text:span text:style-name="T3">. </text:span>意思是說我既然不懂以色列的<text:span text:style-name="T3"><text:s/>"</text:span>悲慘<text:span text:style-name="T3">" </text:span>歷史<text:span text:style-name="T3">,</text:span>有什麼資格來抗議<text:span text:style-name="T3">? <text:line-break/><text:line-break/></text:span>我發現以色列似乎有一種苦兒情結<text:span text:style-name="T3">,</text:span>一直要強調自己多可憐多無辜<text:span text:style-name="T3">,</text:span>受盡<text:span text:style-name="T3"><text:s/>"</text:span>壞人<text:span text:style-name="T3">" </text:span>的欺負<text:span text:style-name="T3">,</text:span>而且動不動就從盤古開天講起<text:span text:style-name="T3">. </text:span>這有點像一些綠色的阿西<text:span text:style-name="T3">,</text:span>面對眼前的政治<text:span text:style-name="T3">,</text:span>他不去看眼前的是非<text:span text:style-name="T3">,</text:span>而是動不動就從什麼台灣人四百年講起<text:span text:style-name="T3">,</text:span>近一點的就老說什麼幾十年前的萬惡國民黨<text:span text:style-name="T3">.<text:line-break/><text:line-break/></text:span>可是<text:span text:style-name="T3">,</text:span>你很苦難<text:span text:style-name="T3">,</text:span>難道別人就不苦難<text:span text:style-name="T3">? </text:span>而且<text:span text:style-name="T3">,</text:span>過去阿公阿嬤或曾曾曾祖父時期的苦難<text:span text:style-name="T3">,</text:span>怎麼會是你今日胡作非為殘害生命的藉口呢<text:span text:style-name="T3">? </text:span>以色列的文宣向來有著這樣一種彷彿全世界都欠他似的基本句型<text:span text:style-name="T3">,</text:span>苦兒情結帶很重<text:span text:style-name="T3">.<text:line-break/><text:line-break/></text:span>我可能沒有回答同學你的問題<text:span text:style-name="T3">,</text:span>不過<text:span text:style-name="T3">,</text:span>那樣一些問題自然有其學術意義<text:span text:style-name="T3">,</text:span>卻與現實對錯扯不上關係<text:span text:style-name="T3">.<text:line-break/><text:line-break/></text:span>最近不是有個混蛋當街毆打凌虐一名殘障人士嗎<text:span text:style-name="T3">? </text:span>那混蛋說對方的車子有去碰到他<text:span text:style-name="T3">,</text:span>所以出手教訓<text:span text:style-name="T3">. </text:span>還沒只是碰到<text:span text:style-name="T3">,</text:span>連黑青都沒有<text:span text:style-name="T3">,</text:span>若不只碰到<text:span text:style-name="T3">,</text:span>難道要殺他全家來報復不成<text:span text:style-name="T3">? </text:span>混蛋還說對方<text:span text:style-name="T3"><text:s/>"</text:span>先<text:span text:style-name="T3">" </text:span>出言不遜<text:span text:style-name="T3">,</text:span>意思是對方先發動這場戰爭<text:span text:style-name="T3">. </text:span>可是<text:span text:style-name="T3">,</text:span>究竟誰先動手或動口的問題<text:span text:style-name="T3">,</text:span>在這個案例上似乎一點意義也沒有<text:span text:style-name="T3">,</text:span>是非對錯是很明顯的<text:span text:style-name="T3">. </text:span>以巴問題也一樣<text:span text:style-name="T3">. </text:span>你不需要懂中東歷史<text:span text:style-name="T3">,</text:span>你只要看眼前以軍如何無法無天地濫殺無辜及傷害人命就應知對錯<text:span text:style-name="T3">.</text:span></text:p>
      <text:p text:style-name="P1"><text:span text:style-name="T1">秉叡</text:span><text:s/>  |  2011.01.09 21:58   |   <text:a xlink:type="simple" xlink:href="http://palinfo.habago.org/Entry?Command=Information_PrintForum&amp;iPage=580#FORUM21589"><text:span text:style-name="T2">#</text:span></text:a></text:p>
      <text:p text:style-name="P2">最近去以色列駐台北辦事處的網站上逛一逛，讀到一篇文章，心中產生了一些疑問，想問些問題，在問問題之前，先把這篇文章貼出來讓大家看一看：<text:span text:style-name="T3"><text:line-break/></text:span>　恐怖主義與<text:span text:style-name="T3">"</text:span>佔領<text:span text:style-name="T3">"</text:span>，孰先孰後？<text:span text:style-name="T3"><text:line-break/><text:line-break/></text:span>　　巴勒斯坦和阿拉伯國家的發言人都把最近巴勒斯坦人的恐怖活動稱作是以色列對西岸和加沙的佔領導致的結果，並說只要結束佔領，暴力活動就會停止。<text:span text:style-name="T3"><text:line-break/><text:line-break/></text:span>　　但我們不應忘記，許多巴勒斯坦和阿拉伯的抵制派別（如哈馬斯和黎巴嫩真主党）反復宣稱，即使以色列全部撤軍，他們的襲擊活動仍將繼續，因<text:span text:style-name="T3">?</text:span>他們否認以色列存在的基本權利。我們也都記得，<text:span text:style-name="T3">1996</text:span>年自殺性爆炸的浪潮正是在和平進程全面進展的時候發生的。<text:span text:style-name="T3"><text:line-break/><text:line-break/></text:span>　　更重要的是，巴勒斯坦人關於佔領引發恐怖活動說法的基本前提犯了一個歷史性的錯誤。阿拉伯和巴勒斯坦人的反以恐怖活動早在<text:span text:style-name="T3">1967</text:span>年<text:span text:style-name="T3">6</text:span>日戰爭結束時以色列實現了對西岸和加沙的控制之前就已存在，甚至可以說早在<text:span text:style-name="T3">1948</text:span>年<text:span text:style-name="T3">5</text:span>月以色列建國之前就開始了。<text:span text:style-name="T3"><text:line-break/><text:line-break/></text:span>　　例如，早在<text:span text:style-name="T3">1920</text:span>至<text:span text:style-name="T3">1921</text:span>年反猶暴亂期間（當時著名猶太作家<text:span text:style-name="T3">Y. Brenner</text:span>在傑法被殘酷殺害），<text:span text:style-name="T3">1929</text:span>年的戰亂期間（包括在希伯倫的猶太社區遭到大屠殺），<text:span text:style-name="T3">1936</text:span>至<text:span text:style-name="T3">1939</text:span>年阿拉伯起義期間，以及在以色列建國前的許多有記載的阿拉伯反猶暴力事件中，恐怖活動就已十分猖獗。<text:span text:style-name="T3"><text:line-break/><text:line-break/></text:span>　　巴勒斯坦的恐怖活動早在<text:span text:style-name="T3">1947</text:span>年<text:span text:style-name="T3">11</text:span>月聯合國分治決議前夕就已加劇，並導致了<text:span text:style-name="T3">1948</text:span>至<text:span text:style-name="T3">1949</text:span>年阿拉伯國家的聯合入侵，這場戰爭勾勒出新建以色列國的邊界。<text:span text:style-name="T3"><text:line-break/><text:line-break/></text:span>　　實際上，這種可悲的暴力活動甚至可以追溯到一個世紀前在以色列故土上重建猶太定居點的初期。<text:span text:style-name="T3"><text:line-break/><text:line-break/></text:span>　　獨立戰爭後，阿拉伯恐怖活動的範圍擴大了。<text:span text:style-name="T3">1952</text:span>年，阿拉伯反以突擊隊的邊境入侵活動達到高潮，發生了約<text:span text:style-name="T3">3000</text:span>起從蓄意毀滅猶太人的財<text:span text:style-name="T3">?</text:span>到殘殺平民的越境暴力事件。<text:span text:style-name="T3">1967</text:span>年六日戰爭，曾發生了數十宗阿拉伯恐怖分子襲擊以色列平民的嚴重事件。這種反以暴力活動不僅發生在邊境猶太定居點，而且也發生在人口稠密區，大部分是針對無辜平民。<text:span text:style-name="T3"><text:line-break/><text:line-break/></text:span>　　因此，阿拉伯國家<text:span text:style-name="T3">?</text:span>巴勒斯坦恐怖活動辯解而經常使用的以色列佔領說法是經不起事實和一個世紀的歷史的驗證的。如果恐怖襲擊活動不是持續地發生，在西岸和加沙就不會有甚至是一個以色列士兵。<text:span text:style-name="T3"><text:line-break/>==============================================<text:line-break/></text:span>所以按照以色列的說法，<text:span text:style-name="T3"><text:s/></text:span>因為阿拉伯人在五零年代，甚至是建國之前，就不斷的騷擾、攻擊猶太居民。以色列受夠了，便在六日戰爭時先發制人、深入虎穴來打擊阿拉伯國家的攻擊行動，所以問題來了以色列的說詞﹝即以色列之當年的佔領行動，阿拉伯國家先前的攻擊行動要為此付出一定的責任﹞是否合理？<text:span text:style-name="T3"><text:line-break/><text:line-break/></text:span>再來就是這場延續快一個世紀的以阿衝突，到底是誰先開第一槍的呢？<text:span text:style-name="T3"><text:line-break/></text:span></text:p>
      <text:p text:style-name="P1"><text:span text:style-name="T1">陳真</text:span><text:s/>  |  2011.01.07 03:51   |   <text:a xlink:type="simple" xlink:href="http://palinfo.habago.org/Entry?Command=Information_PrintForum&amp;iPage=580#FORUM21579"><text:span text:style-name="T2">#</text:span></text:a></text:p>
      <text:p text:style-name="P3"><text:span text:style-name="T3">(</text:span>續之前的<text:span text:style-name="T3">Lewis)<text:line-break/><text:line-break/></text:span>我的記憶力顯然還沒有退化得很厲害<text:span text:style-name="T3">,</text:span>二十多年前讀過的東西現在還記得<text:span text:style-name="T3">,</text:span>那些話的確是<text:span text:style-name="T3">C.S.Lewis </text:span>所講<text:span text:style-name="T3">. </text:span>出國前<text:span text:style-name="T3">,</text:span>連<text:span text:style-name="T3">Martin Heidegger</text:span>是誰都一無所知<text:span text:style-name="T3">,</text:span>他講的那句話卻一直在腦海裏迴響<text:span text:style-name="T3">: "</text:span>為什麼總是有東西存在<text:span text:style-name="T3">,</text:span>而非空無一物<text:span text:style-name="T3">?"<text:line-break/><text:line-break/>C.S.Lewis</text:span>是這麼說<text:span text:style-name="T3">: "</text:span>上帝並不是要讓我們快樂<text:span text:style-name="T3">,</text:span>而是要我們愛與被愛<text:span text:style-name="T3">,</text:span>正如玉石須經雕琢一般<text:span text:style-name="T3">,</text:span>而痛苦便是祂所使用的工具<text:span text:style-name="T3">." <text:line-break/><text:line-break/></text:span>做為一個享樂主義者<text:span text:style-name="T3">,</text:span>其實我並不認同這些話<text:span text:style-name="T3">,</text:span>或許<text:span text:style-name="T3">C.S.LEWIS</text:span>也根本不是那個意思<text:span text:style-name="T3">. </text:span>因為那聽起來好像上帝有著某種虐待狂<text:span text:style-name="T3">,</text:span>只是要我們痛苦地<text:span text:style-name="T3"><text:s/>"</text:span>成材<text:span text:style-name="T3">" </text:span>而不是要我們快樂<text:span text:style-name="T3">. <text:line-break/><text:line-break/></text:span>我倒是認為<text:span text:style-name="T3">,</text:span>快樂不管有多少形式<text:span text:style-name="T3">,</text:span>痛苦永遠都在背後埋伏著<text:span text:style-name="T3">. </text:span>所有快樂都註定要以悲劇收場<text:span text:style-name="T3">. </text:span>你今天的愉悅<text:span text:style-name="T3">,</text:span>從第一秒鐘開始<text:span text:style-name="T3">,</text:span>就註定總有一天要以痛苦收割它的結束<text:span text:style-name="T3">. </text:span>所有快樂都是賒來借來甚至搶來的<text:span text:style-name="T3">,</text:span>總有一天連同本金利息都要一併歸還<text:span text:style-name="T3">. <text:line-break/><text:line-break/></text:span>事實上<text:span text:style-name="T3">,C.S.Lewis</text:span>也曾這麼說<text:span text:style-name="T3">: "</text:span>這是一種交易<text:span text:style-name="T3">,</text:span>你明日的痛苦<text:span text:style-name="T3">,</text:span>必定隱含著今日的快樂<text:span text:style-name="T3">." <text:line-break/><text:line-break/></text:span>或許換個方式說也一樣<text:span text:style-name="T3">,</text:span>你明日的愉悅滿足<text:span text:style-name="T3">,</text:span>總得以今日的痛苦做為代價<text:span text:style-name="T3">; </text:span>就像一個銅板的兩面<text:span text:style-name="T3">,</text:span>世上不會有個銅板只有一面<text:span text:style-name="T3">.<text:line-break/><text:line-break/></text:span>至於醫學上講的憂鬱快樂之類<text:span text:style-name="T3">,</text:span>全屬形而下<text:span text:style-name="T3">,</text:span>只是一些很表面的東西<text:span text:style-name="T3">. </text:span>在某個意義上<text:span text:style-name="T3">,</text:span>它或許也很重要<text:span text:style-name="T3">,</text:span>但對靈魂而言卻無足輕重<text:span text:style-name="T3">. </text:span>就像奧匈帝國<text:span text:style-name="T3">(?)</text:span>那位皇后<text:span text:style-name="T3">(?)</text:span>對她最鍾愛的女兒所講的話<text:span text:style-name="T3">,</text:span>她被迫得把女兒下嫁給一個混蛋政客<text:span text:style-name="T3">. </text:span>結婚前夕<text:span text:style-name="T3">,</text:span>她對女兒說<text:span text:style-name="T3">: "</text:span>我知道妳一生將不會快樂<text:span text:style-name="T3">,</text:span>我甚至也不期待妳能身體健康<text:span text:style-name="T3">,</text:span>但我只希望妳能照顧好妳的靈魂<text:span text:style-name="T3">."<text:line-break/><text:line-break/></text:span>去年在奧地利<text:span text:style-name="T3">,</text:span>我在偌大的美泉宮的某個房間裏聽到這樣一個錄音介紹<text:span text:style-name="T3">,</text:span>心裡十分感動<text:span text:style-name="T3">. </text:span>我幾乎完全不懂歷史<text:span text:style-name="T3">,</text:span>搞不清朝代帝國與各項人物<text:span text:style-name="T3">,</text:span>也不知道這位皇后究竟在歷史上有何重要性<text:span text:style-name="T3">,</text:span>但我想<text:span text:style-name="T3">,</text:span>能夠講出這樣一些話的人<text:span text:style-name="T3">,</text:span>肯定不會是壞人<text:span text:style-name="T3">. <text:line-break/><text:line-break/></text:span>我還在莫札特四歲時所獻唱的那個房間裏刻意多待了一會兒<text:span text:style-name="T3">,</text:span>十分感慨<text:span text:style-name="T3">. </text:span>時間比所有人都偉大<text:span text:style-name="T3">,</text:span>它成就了一切<text:span text:style-name="T3">,</text:span>也毀滅了一切<text:span text:style-name="T3">,</text:span>在時間面前<text:span text:style-name="T3">,</text:span>萬物生靈都得低頭不語<text:span text:style-name="T3">.<text:line-break/><text:line-break/></text:span>莫札特成年後還在這皇宮和那位傳說中害死他的宮廷樂師一起參加了一場作曲比賽<text:span text:style-name="T3">,</text:span>結果只得到第二名<text:span text:style-name="T3">,</text:span>輸給那位平庸的宮廷樂師<text:span text:style-name="T3">. <text:line-break/><text:line-break/></text:span>最近有位好朋友說我還不夠豁達<text:span text:style-name="T3">,</text:span>因為我雖不顧生前<text:span text:style-name="T3">,</text:span>卻還想著死後<text:span text:style-name="T3">,</text:span>死後的平反<text:span text:style-name="T3">,</text:span>死後的認可<text:span text:style-name="T3">,</text:span>死後的的哀榮等等<text:span text:style-name="T3">. </text:span>但我其實不是想著個人死後種種<text:span text:style-name="T3">,</text:span>而是想著時間<text:span text:style-name="T3">,</text:span>想著<text:span text:style-name="T3"><text:s/>"</text:span>我們<text:span text:style-name="T3">" </text:span>都死了之後<text:span text:style-name="T3">,</text:span>一波波的時間會創造出什麼樣的故事<text:span text:style-name="T3">. <text:line-break/><text:line-break/>1997</text:span>剛到英國時<text:span text:style-name="T3">,</text:span>還沒聽說誰在談<text:span text:style-name="T3">Alan Turing,1998</text:span>年<text:span text:style-name="T3">,</text:span>劍橋國王學院就在電腦室的樓梯間口把他的相片給掛了上去<text:span text:style-name="T3">,</text:span>兩年後<text:span text:style-name="T3">,</text:span>曼徹斯特也為他蓋了銅像<text:span text:style-name="T3">,</text:span>英國政府甚至公開對過去加諸於他的同性戀罪名與折磨表達了歉意<text:span text:style-name="T3">,</text:span>一個沉寂了半個多世紀的人<text:span text:style-name="T3">,</text:span>一個在生前大家避之唯恐不及<text:span text:style-name="T3">,</text:span>而下葬時僅有寥寥數人到場致意的自殺者<text:span text:style-name="T3">,</text:span>似乎逐漸又以另一種面貌顯現在人們眼前<text:span text:style-name="T3">. <text:line-break/><text:line-break/></text:span>最近我還收到一封劍橋國王學院寄給校友們的邀請函<text:span text:style-name="T3">(</text:span>因為<text:span text:style-name="T3">Alan Turing</text:span>也是屬於這個學院<text:span text:style-name="T3">),</text:span>邀請大家於<text:span text:style-name="T3">2011</text:span>年某日重返校園<text:span text:style-name="T3">,</text:span>劍橋當局打算為<text:span text:style-name="T3">Alan Turing</text:span>舉行一系列紀念會與學術研討會<text:span text:style-name="T3">.<text:line-break/><text:line-break/></text:span>我並不是說這樣子的所謂平反或世人之肯定是很棒的一件事<text:span text:style-name="T3">,</text:span>而只是說時間其實是說不準的<text:span text:style-name="T3">. </text:span>它要是說得準就不叫做時間了<text:span text:style-name="T3">. </text:span>時間洪流所流經之處<text:span text:style-name="T3">,</text:span>萬事萬物都得不斷改變它的形貌<text:span text:style-name="T3">;</text:span>就像大浪翻起波滔<text:span text:style-name="T3">,</text:span>捲走萬物<text:span text:style-name="T3">,</text:span>或浮或沉<text:span text:style-name="T3">,</text:span>沒有什麼公不公平或平不平反的問題<text:span text:style-name="T3">.<text:line-break/><text:line-break/></text:span>我們並不是在歌頌任何個人<text:span text:style-name="T3">,</text:span>而是讚嘆或悲嘆時間的無情與偉大<text:span text:style-name="T3">. </text:span>一個人的肉體生命再怎麼漫長也不過百年寒暑<text:span text:style-name="T3">,</text:span>但靈魂卻似乎可以跟時間等同<text:span text:style-name="T3">,</text:span>時間河流有多長<text:span text:style-name="T3">,</text:span>靈魂的語言和生命就有多長<text:span text:style-name="T3">,</text:span>或許就讓一切全隨時間而去吧<text:span text:style-name="T3">,</text:span>隨波逐流<text:span text:style-name="T3">,</text:span>便無時間內外之分<text:span text:style-name="T3">,</text:span>或許這就是永生<text:span text:style-name="T3">.</text:span></text:p>
      <text:p text:style-name="P1"><text:span text:style-name="T1">陳真</text:span><text:s/>  |  2011.01.06 15:57   |   <text:a xlink:type="simple" xlink:href="http://palinfo.habago.org/Entry?Command=Information_PrintForum&amp;iPage=580#FORUM21576"><text:span text:style-name="T2">#</text:span></text:a></text:p>
      <text:p text:style-name="P2">這不稀奇啦<text:span text:style-name="T3">,</text:span>曾有學妹緊急來信問說<text:span text:style-name="T3">: "</text:span>快快快<text:span text:style-name="T3">!</text:span>後天要交作業啦<text:span text:style-name="T3">,</text:span>趕快給我一些<text:span text:style-name="T3"><text:s/>'</text:span>神經學與人生<text:span text:style-name="T3">' </text:span>的資料<text:span text:style-name="T3">!"<text:line-break/><text:line-break/></text:span>這還是不稀奇啦<text:span text:style-name="T3">,</text:span>曾有一些在網路上罵我的在台灣念書的哲學研究生<text:span text:style-name="T3">,</text:span>他們彼此之間竟然可以互相回答或指導一些在我看來真是智障到爆很像<text:span text:style-name="T3"><text:s/>"</text:span>三民主義<text:span text:style-name="T3">" </text:span>的考題<text:span text:style-name="T3">,</text:span>例如<text:span text:style-name="T3">: "</text:span>哲學的五大任務及三大本質是什麼<text:span text:style-name="T3">?"<text:line-break/><text:line-break/></text:span>學姐本來是打算在台灣唸研究所<text:span text:style-name="T3">,</text:span>於是跑去某國立大學拿到一些往年的研究所考題<text:span text:style-name="T3">,</text:span>回家一看頭就暈了<text:span text:style-name="T3">,</text:span>全是一些她大概一萬年也學不會的蠢問題<text:span text:style-name="T3">. </text:span>所以我就告訴她說<text:span text:style-name="T3">: </text:span>算了吧<text:span text:style-name="T3">,</text:span>何必糟蹋自己的頭腦<text:span text:style-name="T3">,</text:span>妳還是出國去吧<text:span text:style-name="T3">.<text:line-break/><text:line-break/></text:span>我並不是說土洋教育<text:span text:style-name="T3"><text:s/>"</text:span>一定<text:span text:style-name="T3">" </text:span>有<text:span text:style-name="T3"><text:s/>"</text:span>如此<text:span text:style-name="T3">" </text:span>巨大的落差<text:span text:style-name="T3">,</text:span>而只是說科學也好<text:span text:style-name="T3">,</text:span>人文也罷<text:span text:style-name="T3">,</text:span>我們的教育長久以來存在著一些很荒謬的現象<text:span text:style-name="T3">,</text:span>更荒謬的是<text:span text:style-name="T3">,</text:span>被這樣一些教育給教育得七葷八素的人<text:span text:style-name="T3">,</text:span>卻似乎一點都不覺得這樣的教育真的很智障<text:span text:style-name="T3">,</text:span>反倒得意洋洋以為自己很行<text:span text:style-name="T3">.<text:line-break/><text:line-break/></text:span>題外話<text:span text:style-name="T3">...</text:span></text:p>
      <text:p text:style-name="P1"><text:span text:style-name="T1">怡靜</text:span><text:s/>  |  2011.01.05 21:38   |   <text:a xlink:type="simple" xlink:href="http://palinfo.habago.org/Entry?Command=Information_PrintForum&amp;iPage=580#FORUM21573"><text:span text:style-name="T2">#</text:span></text:a></text:p>
      <text:p text:style-name="P3">品翰，<text:span text:style-name="T3"><text:line-break/><text:line-break/></text:span>你問的幾個簡單問題，可以善用一下<text:span text:style-name="T3">google</text:span>大神嗎？再說前陣子本站貼出的<text:span text:style-name="T3">2010</text:span>國際特赦組織報告中不是也有答案？以巴問題中文資料的確少的可憐，就算有的話，恐怕還是對岸網站會比較多一些。圖片的話恐怕你也要自己在網路上搜尋，因為本站圖片大抵也是從網路上搜刮來的。</text:p>
      <text:p text:style-name="P1"><text:span text:style-name="T1">品翰</text:span><text:s/>  |  2011.01.05 16:35   |   <text:a xlink:type="simple" xlink:href="http://palinfo.habago.org/Entry?Command=Information_PrintForum&amp;iPage=580#FORUM21572"><text:span text:style-name="T2">#</text:span></text:a></text:p>
      <text:p text:style-name="P2">喔喔<text:span text:style-name="T3"><text:s/></text:span>約旦河那邊的這邊有圖了<text:span text:style-name="T3">...</text:span>哈哈<text:span text:style-name="T3">= =" </text:span>抱歉<text:span text:style-name="T3"><text:line-break/><text:line-break/></text:span>一直搞不懂文章中<text:span text:style-name="T3"><text:s/></text:span>說的水資源問題<text:span text:style-name="T3">...</text:span>一下子約旦河<text:span text:style-name="T3"><text:line-break/><text:line-break/></text:span>一下子加薩<text:span text:style-name="T3">....</text:span>搞得不知道到底圖片是哪邊哪邊了<text:span text:style-name="T3">&gt;"&lt;</text:span></text:p>
      <text:p text:style-name="P1"><text:span text:style-name="T1">品翰</text:span><text:s/>  |  2011.01.05 16:32   |   <text:a xlink:type="simple" xlink:href="http://palinfo.habago.org/Entry?Command=Information_PrintForum&amp;iPage=580#FORUM21571"><text:span text:style-name="T2">#</text:span></text:a></text:p>
      <text:p text:style-name="P3">最近接觸這方面的東西<text:span text:style-name="T3">..</text:span>不過中文資料破碎又少<text:span text:style-name="T3"><text:line-break/><text:line-break/></text:span>很多又是以前的東西<text:span text:style-name="T3">!</text:span>想問一下一些很簡單的東西<text:span text:style-name="T3">= =</text:span>見笑了<text:span text:style-name="T3"><text:line-break/><text:line-break/></text:span>現任的巴勒斯坦總理到底是誰<text:span text:style-name="T3">?</text:span>是阿巴斯嗎<text:span text:style-name="T3">?<text:line-break/><text:line-break/></text:span>以色列總理是<text:span text:style-name="T3">?<text:line-break/><text:line-break/></text:span>最近的資料好像都比較針對加薩走廊去討論<text:span text:style-name="T3"><text:line-break/><text:line-break/></text:span>那另外一邊呢<text:span text:style-name="T3">?<text:line-break/><text:line-break/></text:span>一樣也是檢查站等等的情形嗎<text:span text:style-name="T3">?</text:span>能提供一下圖片嗎<text:span text:style-name="T3">?<text:line-break/><text:line-break/></text:span>對不起提出一些很基本的問題，可以的話麻煩一下</text:p>
      <text:p text:style-name="P1"><text:span text:style-name="T1">李秉叡</text:span><text:s/>  |  2011.01.05 14:46   |   <text:a xlink:type="simple" xlink:href="http://palinfo.habago.org/Entry?Command=Information_PrintForum&amp;iPage=580#FORUM21570"><text:span text:style-name="T2">#</text:span></text:a></text:p>
      <text:p text:style-name="P5"><text:span text:style-name="T1">抱歉，下面那篇留言所貼的文章來源在此：</text:span><text:line-break/>http://www.islam.org.hk/index.php?action-viewnews-itemid-14944<text:line-break/><text:span text:style-name="T1">另外，網站是阿拉伯文，要看的話可能要自備翻譯軟體喔</text:span></text:p>
      <text:p text:style-name="P1"><text:span text:style-name="T1">李秉叡</text:span><text:s/>  |  2011.01.05 12:30   |   <text:a xlink:type="simple" xlink:href="http://palinfo.habago.org/Entry?Command=Information_PrintForum&amp;iPage=580#FORUM21569"><text:span text:style-name="T2">#</text:span></text:a></text:p>
      <text:p text:style-name="P3">為了忘卻的紀念<text:span text:style-name="T3"><text:s/></text:span>加沙災難紀實電子百科開通<text:span text:style-name="T3"><text:line-break/><text:line-break/></text:span>作者：侯賽因譯<text:span text:style-name="T3"> <text:line-break/><text:line-break/></text:span>時間：<text:span text:style-name="T3">2010</text:span>年<text:span text:style-name="T3">12</text:span>月<text:span text:style-name="T3">31</text:span>日<text:span text:style-name="T3"><text:s/>09:56<text:line-break/><text:line-break/>2010</text:span>年<text:span text:style-name="T3">12</text:span>月<text:span text:style-name="T3">27</text:span>日星期一，加沙災難紀實百科網正式開通。該網站由一家名為<text:span text:style-name="T3">“</text:span>培訓與研究創新<text:span text:style-name="T3">”</text:span>的機構創辦，收集了關於以色列在加沙所犯罪行的相關資料和檔，是迄今為止關於加沙災難紀實最大網站之一。<text:span text:style-name="T3"> <text:line-break/><text:line-break/></text:span>據該網站董事會董事長，穆罕默德<text:span text:style-name="T3">·</text:span>邁德呼勒說：<text:span text:style-name="T3">“</text:span>加沙災難紀實百科是該機構經過長期努力後最終推出的成果<text:span text:style-name="T3">” </text:span>，除了有各個人權和政府部門的研究中心對網站提供支撐外，網站自身還有超過<text:span text:style-name="T3">120</text:span>名的現場人員對網站進行維護。<text:span text:style-name="T3"><text:line-break/><text:line-break/>2010</text:span>年<text:span text:style-name="T3">12</text:span>月<text:span text:style-name="T3">26</text:span>日星期天，在加沙舉辦的記者招待會上，邁德呼勒說：之所以產生創建這個電子百科的想法，是因為看到猶太複國主義對加沙的侵略行徑，意圖以此來真實地記錄和揭露猶太複國主義所犯下的種種戰爭罪行。<text:span text:style-name="T3"><text:line-break/><text:line-break/></text:span>對該電子百科的重要性，邁德呼勒說：<text:span text:style-name="T3">“</text:span>這個電子百科是對歷史真相的一種保護，提供了大量真實的聲音圖像和圖片檔、人權機構的負責人的講話、各國人權研究中心和聯合國人權中心的研究報告、民間團體的和獨立研究人員的報告。這些檔講述了自<text:span text:style-name="T3">2008</text:span>年<text:span text:style-name="T3">12</text:span>月<text:span text:style-name="T3">27</text:span>日起至<text:span text:style-name="T3">2009</text:span>年<text:span text:style-name="T3">1</text:span>月<text:span text:style-name="T3">18</text:span>日期間，以色列殺害<text:span text:style-name="T3">1400</text:span>名巴勒斯坦人的侵略罪行。<text:span text:style-name="T3">”<text:line-break/><text:line-break/></text:span>他指出，加沙災難紀實百科網站將進一步加強巴勒斯坦人和加沙人抗擊外來侵略的決心。<text:span text:style-name="T3"><text:line-break/><text:line-break/></text:span>在記者招待會上，邁德呼勒呼籲所有的新聞和傳媒機構向全球每個家庭、每個人推介該電子百科。他說：<text:span text:style-name="T3">“</text:span>這個電子百科必須翻譯為英文，同時也要進一步添加新的檔和資料，並進一步改進和維護。<text:span text:style-name="T3">” <text:line-break/><text:line-break/></text:span>他還指出，這個電子百科是以新的方式來真實地記錄歷史、揭露犯罪分子；是網路資訊化時代記錄每一件大事的新方式。<text:span text:style-name="T3"><text:line-break/><text:line-break/></text:span>關於加沙災難紀實電子百科的內容，<text:span text:style-name="T3">“</text:span>培訓與研究創新<text:span text:style-name="T3">”</text:span>機構執行經理，奈比勒<text:span text:style-name="T3">·</text:span>埃斯拉姆說：<text:span text:style-name="T3">“</text:span>加沙災難紀實電子百科收錄了詳細展示加沙戰爭期間各種狀況的多份資料、聲明、檔、日常報告，適合所有研究人員、人權活動家，特別是新聞記者。<text:span text:style-name="T3">”<text:line-break/><text:line-break/></text:span>加沙災難紀實電子百科由十個專欄組成，語言為阿拉伯語，是收集了以色列入侵加沙所犯罪行最大的電子版全書之一。其容量為<text:span text:style-name="T3">40G</text:span>，並還在不斷的補充完善和翻譯中。<text:span text:style-name="T3"><text:line-break/><text:line-break/></text:span>該電子百科稱自身的使命是：<text:span text:style-name="T3">“</text:span>他們的目的是報導加沙人民在加沙戰爭中所飽受的種種災難和困苦；揭露猶太複國主義者的醜惡嘴臉；讓其遭受世界人民的唾棄；為研究學者和作家們提供獲取戰爭真實檔和聲明，以及資料的便利。<text:span text:style-name="T3">” <text:line-break/><text:line-break/></text:span>在該電子百科的最後部分，還設有專欄介紹加沙戰爭的每日進程，詳細展示了在以色列入侵加沙期間的每一天。在戰爭死難人數專欄內，還詳細地記錄了在加沙戰爭期間每一位死難者的姓名、年齡、死亡日期等資料細節，同時還在最後收錄了加沙戰爭期間每一位受傷人員的姓名、年齡、受傷日前和受傷程度，以及所在救治醫院的名稱。<text:span text:style-name="T3"><text:line-break/><text:line-break/></text:span>關於以色列在戰爭中所使用的武器，該電子百科也設專欄給予了收錄和報導，展示了在侵略加沙期間，以色列所使用的各式武器，包括國際上禁止使用的武器，以及使用這些武器的具體時間和對巴勒斯坦平民所造成的傷害度。<text:span text:style-name="T3"><text:line-break/><text:line-break/></text:span>該電子百科還收錄了戰爭期間被毀的清真寺、民房，以及以色列侵略軍屠殺巴勒斯坦人的血腥罪行的照片，以及被炸彈炸毀後所遺留下的廢墟。<text:span text:style-name="T3"><text:line-break/><text:line-break/></text:span>電子百科還有一部分是可以免費下載的專欄<text:span text:style-name="T3">——</text:span>講述加沙戰爭歷史。此外，還將在最近添加戰爭紀錄片專檔。<text:span text:style-name="T3"><text:line-break/><text:line-break/></text:span>以下是加沙災難電子百科的連結：<text:span text:style-name="T3"><text:line-break/><text:line-break/>http://www.creativity.ps/holocaust/index.php?lang=ar<text:line-break/><text:line-break/>===========================================<text:line-break/></text:span>有興趣的人可以去看一看</text:p>
      <text:p text:style-name="P1"><text:span text:style-name="T1">陳真</text:span><text:s/>  |  2011.01.04 17:05   |   <text:a xlink:type="simple" xlink:href="http://palinfo.habago.org/Entry?Command=Information_PrintForum&amp;iPage=580#FORUM21567"><text:span text:style-name="T2">#</text:span></text:a></text:p>
      <text:p text:style-name="P2">元旦靜站<text:span text:style-name="T3">,</text:span>七龍三鳳<text:span text:style-name="T3">,</text:span>而且出現巴勒網史上最年輕的<text:span text:style-name="T3"><text:s/>"</text:span>站<text:span text:style-name="T3">" </text:span>士<text:span text:style-name="T3">,</text:span>才高一<text:span text:style-name="T3">! <text:line-break/><text:line-break/></text:span>師大附近街上沒什麼人<text:span text:style-name="T3">,</text:span>大概都跑去跨年了<text:span text:style-name="T3">. </text:span>跨年似乎變成一種文化<text:span text:style-name="T3">,</text:span>但年有啥好跨<text:span text:style-name="T3">? </text:span>我都還在劍橋跨過一個世紀說<text:span text:style-name="T3">. </text:span>不過<text:span text:style-name="T3">,</text:span>就算不想跨<text:span text:style-name="T3">,</text:span>就算你永遠想停留在<text:span text:style-name="T3">20</text:span>世紀<text:span text:style-name="T3">,</text:span>時光依然往前走<text:span text:style-name="T3">.<text:line-break/><text:line-break/>"</text:span>為什麼明天總是比昨天晚到<text:span text:style-name="T3">?" </text:span>這道謎困擾我很久了<text:span text:style-name="T3">. </text:span>十年閉關<text:span text:style-name="T3">,</text:span>但謎依然是謎<text:span text:style-name="T3">,</text:span>只是謎底未解<text:span text:style-name="T3">,</text:span>時光仍然向前<text:span text:style-name="T3">,</text:span>生命不會因為謎底未解而暫停<text:span text:style-name="T3">.<text:line-break/><text:line-break/></text:span>也許是因為街上人煙稀薄<text:span text:style-name="T3">,</text:span>七龍三鳳排成一列似乎反倒引人注目<text:span text:style-name="T3">,</text:span>從我眼前就走過好幾個<text:span text:style-name="T3">,</text:span>像在閱兵那樣一一審視<text:span text:style-name="T3">. </text:span>也有兩個人朝我們拍照<text:span text:style-name="T3">. </text:span>但還是有信奉<text:span text:style-name="T3"><text:s/>"</text:span>搞不懂管太多吃飽太閒<text:span text:style-name="T3">" </text:span>三合一理論的全民最大黨黨員走過<text:span text:style-name="T3">,</text:span>以下巴仰角<text:span text:style-name="T3">45</text:span>度配合<text:span text:style-name="T3">30</text:span>度餘光斜視<text:span text:style-name="T3">,</text:span>似乎深怕他積極上進充滿朝氣的目光一旦與我接觸<text:span text:style-name="T3">,</text:span>我可能會羞愧倒地口吐白沫<text:span text:style-name="T3">.<text:line-break/><text:line-break/></text:span>在這條街上<text:span text:style-name="T3">,</text:span>來來往往的人或多或少總是秉持著某種理想也好幻想也罷在過活<text:span text:style-name="T3">,</text:span>但就像那個攻城掠地征服世界的羅馬國王所說的<text:span text:style-name="T3">,</text:span>再過個五十年<text:span text:style-name="T3">,</text:span>眼前這輝煌的一切<text:span text:style-name="T3">,</text:span>即便是千軍萬馬<text:span text:style-name="T3">,</text:span>也都得化成一堆白骨雲煙<text:span text:style-name="T3">.<text:line-break/><text:line-break/></text:span>隔天<text:span text:style-name="T3">,</text:span>場景來到診所<text:span text:style-name="T3">,</text:span>每個光臨者來到此<text:span text:style-name="T3">,</text:span>總得學習成為一個說書者<text:span text:style-name="T3">,</text:span>給自己的生命說個故事<text:span text:style-name="T3">. </text:span>一個消瘦的婦女<text:span text:style-name="T3">,</text:span>為了貧窮<text:span text:style-name="T3">,</text:span>在生和死之間掙扎<text:span text:style-name="T3">,</text:span>事關人命的總金額卻只不過是一些人頂多一頓飯的錢<text:span text:style-name="T3">. </text:span>但即便折磨至此<text:span text:style-name="T3">,</text:span>她風霜的外觀上卻依稀仍然看得出一種我在絕大部份人身上都看不到的淡定<text:span text:style-name="T3">. <text:line-break/><text:line-break/></text:span>應該是<text:span text:style-name="T3">C.S Lewis</text:span>說的吧<text:span text:style-name="T3">,</text:span>上帝並不是要帶給人們快樂<text:span text:style-name="T3">,</text:span>而是帶來一種錘鍊<text:span text:style-name="T3">,</text:span>錘鍊的工具便是痛苦<text:span text:style-name="T3">,</text:span>讓頑石煉之成玉<text:span text:style-name="T3">. </text:span>這樣有什麼好處我不知道<text:span text:style-name="T3">,</text:span>但或許就像去年我在奧地利美泉宮所聽到的一則傳聞<text:span text:style-name="T3">:<text:line-break/><text:line-break/></text:span>一位應該是歷史上有名的皇后吧<text:span text:style-name="T3">,</text:span>敵人<text:span text:style-name="T3">(</text:span>拿破崙<text:span text:style-name="T3">?)</text:span>入侵<text:span text:style-name="T3">?</text:span>她不得已得把女兒許配給某個政客<text:span text:style-name="T3">,</text:span>結婚前夕她告訴女兒說<text:span text:style-name="T3">: </text:span>我知道妳將不會幸福<text:span text:style-name="T3">,</text:span>但我只希望妳能照顧好妳的靈魂<text:span text:style-name="T3">.<text:line-break/><text:line-break/></text:span>下班了<text:span text:style-name="T3">,</text:span>待續<text:span text:style-name="T3">...</text:span></text:p>
      <text:p text:style-name="P6"/>
      <text:p text:style-name="P1"><text:span text:style-name="T1">李秉叡</text:span><text:s/>  |  2011.01.03 19:46   |   <text:a xlink:type="simple" xlink:href="http://palinfo.habago.org/Entry?Command=Information_PrintForum&amp;iPage=581#FORUM21564"><text:span text:style-name="T2">#</text:span></text:a></text:p>
      <text:p text:style-name="P2">國際<text:span text:style-name="T3">/</text:span>以：靠結婚取身分移民禁令延長<text:span text:style-name="T3"> <text:line-break/>http://www.cdnews.com.tw</text:span>　<text:span text:style-name="T3">2011-01-03 11:09:02<text:line-break/></text:span>沈子涵<text:span text:style-name="T3">/</text:span>整理<text:span text:style-name="T3"> <text:line-break/><text:line-break/></text:span>　法新社耶路撒冷<text:span text:style-name="T3">2</text:span>日電，以色列總理辦公室今天聲明，禁止與以色列人結婚的巴勒斯坦人移民到以國的禁令，將延長<text:span text:style-name="T3">6</text:span>個月。<text:span text:style-name="T3"> <text:line-break/><text:line-break/></text:span>　總理尼坦雅胡（<text:span text:style-name="T3">Benjamin Netanyahu</text:span>）辦公室發表聲明：「安全事務部長級委員會今晚決定，將去年<text:span text:style-name="T3">12</text:span>月<text:span text:style-name="T3">31</text:span>日到期的依親移民禁令延長<text:span text:style-name="T3">6</text:span>個月。」<text:span text:style-name="T3"> <text:line-break/><text:line-break/></text:span>　這項禁令將延長至<text:span text:style-name="T3">6</text:span>月<text:span text:style-name="T3">30</text:span>日，拒絕讓巴勒斯坦人藉由婚姻取得以色列公民權或居留權。<text:span text:style-name="T3"> <text:line-break/><text:line-break/></text:span>　以色列政府擔心，未受控制的移民會逐漸侵蝕猶太人的國家認同。<text:span text:style-name="T3"> <text:line-break/><text:line-break/>==================================================<text:line-break/></text:span>這個國家是越來越不像話了，我經常在幻想著，如果我是上帝的話，鐵定在這國家將下聖經十大災難，迫使這國家早日結束其佔領政策，還給巴勒斯坦人一個可生存，沒有恐懼，沒有壓迫的國家。</text:p>
      <text:p text:style-name="P1"><text:span text:style-name="T1">良哲</text:span><text:s/>  |  2011.01.01 22:17   |   <text:a xlink:type="simple" xlink:href="http://palinfo.habago.org/Entry?Command=Information_PrintForum&amp;iPage=581#FORUM21560"><text:span text:style-name="T2">#</text:span></text:a></text:p>
      <text:p text:style-name="P3"><text:span text:style-name="T3">http://www.cdnews.com.tw/cdnews_site/docDetail.jsp?coluid=109&amp;docid=101396578<text:line-break/><text:line-break/></text:span>國際<text:span text:style-name="T3">/</text:span>亞洲救濟船將前往加薩<text:span text:style-name="T3"><text:line-break/>http://www.cdnews.com.tw</text:span>　<text:span text:style-name="T3">2010-12-28 12:18:03<text:line-break/></text:span>陳淑娟<text:span text:style-name="T3">/</text:span>整理　<text:span text:style-name="T3"><text:line-break/><text:line-break/></text:span>　法新社大馬士革<text:span text:style-name="T3">27</text:span>日電：敘利亞的巴勒斯坦團體發言人梅吉德（<text:span text:style-name="T3">Khaled Abdel-Majid</text:span>）今天表示，亞洲維權人士所資助的一艘救濟船，不久將由敘利亞前往遭以色列封鎖的巴勒斯坦加薩走廊（<text:span text:style-name="T3">Gaza Strip</text:span>）。<text:span text:style-name="T3"><text:line-break/><text:line-break/></text:span>　梅吉德表示，掛獅子山共和國（<text:span text:style-name="T3">Sierra Leone</text:span>）旗幟的救濟船亞洲一號（<text:span text:style-name="T3">Asia 1</text:span>），目前正在等待埃及許可，以停靠亞拉里士（<text:span text:style-name="T3">El Arish</text:span>）港。船上貨物將在此轉由陸路送往加薩（<text:span text:style-name="T3">Gaza</text:span>）。<text:span text:style-name="T3"><text:line-break/><text:line-break/></text:span>　他說，主要是來自印度的數個亞洲慈善團體負責這項計劃，船上也載著<text:span text:style-name="T3">12</text:span>名亞洲國家維權人士。<text:span text:style-name="T3"><text:line-break/><text:line-break/></text:span>　另外，梅吉德表示，來自伊朗、日本、巴基斯坦及阿富汗等超過百名維權人士，將飛到埃及與這批救濟隊伍會合。<text:span text:style-name="T3"><text:line-break/><text:line-break/></text:span>　梅吉德表示，船上載有價值百萬美元的藥品、糧食、玩具、<text:span text:style-name="T3">4</text:span>輛公車及<text:span text:style-name="T3">10</text:span>具供醫院用的發電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